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_20__28_user_29_">
      <style:paragraph-properties fo:text-align="justify" style:justify-single-word="false"/>
    </style:style>
    <style:style style:name="P3" style:family="paragraph" style:parent-style-name="Standard_20__28_user_29_">
      <style:paragraph-properties fo:text-align="justify" style:justify-single-word="false"/>
      <style:text-properties fo:language="en" fo:country="US"/>
    </style:style>
    <style:style style:name="P4" style:family="paragraph" style:parent-style-name="Standard_20__28_user_29_">
      <style:paragraph-properties fo:text-align="justify" style:justify-single-word="false"/>
      <style:text-properties fo:language="en" fo:country="US" fo:font-style="italic" style:font-style-asian="italic" style:font-style-complex="italic"/>
    </style:style>
    <style:style style:name="P5" style:family="paragraph" style:parent-style-name="Standard_20__28_user_29_">
      <style:paragraph-properties fo:text-align="center" style:justify-single-word="false"/>
      <style:text-properties fo:language="en" fo:country="US"/>
    </style:style>
    <style:style style:name="P6" style:family="paragraph" style:parent-style-name="Standard_20__28_user_29_">
      <style:paragraph-properties fo:text-align="justify" style:justify-single-word="false"/>
      <style:text-properties fo:language="en" fo:country="GB"/>
    </style:style>
    <style:style style:name="P7" style:family="paragraph" style:parent-style-name="Standard_20__28_user_29_">
      <style:paragraph-properties fo:margin-left="0cm" fo:margin-right="0cm" fo:text-align="justify" style:justify-single-word="false" fo:text-indent="1.249cm" style:auto-text-indent="false"/>
    </style:style>
    <style:style style:name="P8" style:family="paragraph" style:parent-style-name="Standard_20__28_user_29_">
      <style:paragraph-properties fo:margin-left="0cm" fo:margin-right="0cm" fo:text-align="justify" style:justify-single-word="false" fo:text-indent="1.249cm" style:auto-text-indent="false"/>
      <style:text-properties fo:language="en" fo:country="GB"/>
    </style:style>
    <style:style style:name="P9" style:family="paragraph" style:parent-style-name="Standard_20__28_user_29_">
      <style:paragraph-properties fo:margin-left="0cm" fo:margin-right="0cm" fo:text-align="justify" style:justify-single-word="false" fo:text-indent="1.249cm" style:auto-text-indent="false"/>
      <style:text-properties fo:language="en" fo:country="GB" fo:font-style="italic" style:font-style-asian="italic" style:font-style-complex="italic"/>
    </style:style>
    <style:style style:name="P10" style:family="paragraph" style:parent-style-name="Text_20_body_20__28_user_29_">
      <style:paragraph-properties fo:margin-left="0cm" fo:margin-right="0cm" fo:margin-top="0cm" fo:margin-bottom="0cm" fo:text-align="justify" style:justify-single-word="false" fo:text-indent="1.249cm" style:auto-text-indent="false"/>
    </style:style>
    <style:style style:name="P11" style:family="paragraph" style:parent-style-name="Text_20_body_20__28_user_29_">
      <style:paragraph-properties fo:margin-top="0cm" fo:margin-bottom="0cm" fo:text-align="justify" style:justify-single-word="false"/>
    </style:style>
    <style:style style:name="P12" style:family="paragraph" style:parent-style-name="Text_20_body_20__28_user_29_">
      <style:paragraph-properties fo:margin-top="0cm" fo:margin-bottom="0cm" fo:text-align="justify" style:justify-single-word="false"/>
      <style:text-properties fo:language="en" fo:country="US"/>
    </style:style>
    <style:style style:name="P13" style:family="paragraph" style:parent-style-name="Text_20_body_20__28_user_29_">
      <style:paragraph-properties fo:margin-top="0cm" fo:margin-bottom="0cm" fo:text-align="justify" style:justify-single-word="false"/>
      <style:text-properties fo:language="en" fo:country="GB"/>
    </style:style>
    <style:style style:name="P14" style:family="paragraph" style:parent-style-name="Standard_20__28_user_29_" style:master-page-name="Standard">
      <style:paragraph-properties fo:text-align="justify" style:justify-single-word="false" style:page-number="auto"/>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GB"/>
    </style:style>
    <style:style style:name="T4" style:family="text">
      <style:text-properties fo:language="en" fo:country="GB" fo:font-style="italic" style:font-style-asian="italic"/>
    </style:style>
    <style:style style:name="T5" style:family="text">
      <style:text-properties fo:language="en" fo:country="GB" fo:font-style="italic" style:font-style-asian="italic" style:font-style-complex="italic"/>
    </style:style>
    <style:style style:name="T6" style:family="text">
      <style:text-properties fo:language="en" fo:country="GB" style:text-underline-style="solid" style:text-underline-width="auto" style:text-underline-color="font-color"/>
    </style:style>
    <style:style style:name="T7" style:family="text">
      <style:text-properties fo:language="en" fo:country="GB" style:font-style-complex="italic"/>
    </style:style>
    <style:style style:name="T8" style:family="text">
      <style:text-properties fo:color="#0000ff" fo:language="en" fo:country="GB" fo:font-style="italic" style:font-style-asian="italic"/>
    </style:style>
    <style:style style:name="T9" style:family="text">
      <style:text-properties fo:color="#800080" fo:language="en" fo:country="US"/>
    </style:style>
    <style:style style:name="T10" style:family="text">
      <style:text-properties style:font-name="Times New Roman" fo:font-size="12pt" fo:font-style="italic" style:font-size-asian="12pt" style:font-style-asian="italic" style:font-size-complex="12pt"/>
    </style:style>
    <style:style style:name="T11" style:family="text">
      <style:text-properties fo:color="#2b4b63" style:font-name="Times New Roman" fo:font-size="12pt" fo:font-style="italic" fo:background-color="#ffffff" style:font-size-asian="12pt" style:font-style-asian="italic" style:font-size-complex="12pt"/>
    </style:style>
    <style:style style:name="T12" style:family="text">
      <style:text-properties fo:color="#000000" fo:language="en" fo:country="GB"/>
    </style:style>
    <style:style style:name="T13" style:family="text">
      <style:text-properties fo:color="#000000"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text:p>
      <text:p text:style-name="P2"><text:span text:style-name="T1"><text:tab/></text:span><text:span text:style-name="T3">“What’re you reading?” Judith asked, bustling around the house. </text:span></text:p>
      <text:p text:style-name="P2"><text:span text:style-name="T1"><text:tab/></text:span><text:span text:style-name="T3">Karl had no wish to get into an argument this time.</text:span><text:span text:style-name="T1"> </text:span><text:span text:style-name="T3">As he got older, he found it more and more wearing. He decided not to batter at the problem, but rather to avoid it. </text:span></text:p>
      <text:p text:style-name="P2"><text:span text:style-name="T1"><text:tab/></text:span><text:span text:style-name="T3">“A book,” he muttered, gathering together the shreds of his patience in order to use the most neutral tone possible.</text:span></text:p>
      <text:p text:style-name="P2"><text:span text:style-name="T1"><text:tab/></text:span><text:span text:style-name="T3">“What’s it called, that beloved literature of yours?</text:span><text:span text:style-name="T1"> </text:span><text:span text:style-name="T3">Begins with an ‘f’...?”</text:span></text:p>
      <text:p text:style-name="P2"><text:span text:style-name="T1"><text:tab/></text:span><text:span text:style-name="T3">“Science fiction,” he replied resignedly. </text:span></text:p>
      <text:p text:style-name="P2"><text:span text:style-name="T1"><text:tab/></text:span><text:span text:style-name="T3">“I knew it was some kind of fickly-fiddle-dee-dee.”</text:span></text:p>
      <text:p text:style-name="P2"><text:span text:style-name="T1"><text:tab/></text:span><text:span text:style-name="T3">‘...ignore it ignore it ignore it ignore it ignore it...,’</text:span><text:span text:style-name="T1"> </text:span><text:span text:style-name="T3">he repeated without pause in his thoughts, like a mantra.</text:span><text:span text:style-name="T1"> </text:span><text:span text:style-name="T3">He recognised that she’d asked out of spite. After all, their relationship hadn’t just begun today, so of course she already knew the answer. This wasn’t the first time they’d had a conversation on the topic.</text:span></text:p>
      <text:p text:style-name="P2"><text:span text:style-name="T1"><text:tab/></text:span><text:span text:style-name="T3">They’d been going through a difficult period recently and only the day before he’d been wondering whether or not to end it with her.</text:span><text:span text:style-name="T1"> </text:span><text:span text:style-name="T3">However, he’d assumed he still loved her, since he liked to sit with her sometimes and simply indulge in doing nothing at all.</text:span><text:span text:style-name="T1"> </text:span><text:span text:style-name="T3">He couldn’t do that with anyone else.</text:span><text:span text:style-name="T1"> </text:span><text:span text:style-name="T3">Even so, she quite often drove him mad.</text:span><text:span text:style-name="T1"> </text:span><text:span text:style-name="T3">He did acknowledge, though, that love isn’t like a rock, enduring and everlastingly constant, but is more like a plant; it requires attention, nurture and care.</text:span><text:span text:style-name="T1"> </text:span><text:span text:style-name="T3">So he’d decided to play the gardener.</text:span></text:p>
      <text:p text:style-name="P2"><text:span text:style-name="T1"><text:tab/></text:span><text:span text:style-name="T3">Judith is a biblical name.</text:span><text:span text:style-name="T1"> </text:span><text:span text:style-name="T3">The Old Testament Judith of Bethulia was described as a woman of exceeding beauty and great riches, but very religious at the same time.</text:span><text:span text:style-name="T1"> </text:span><text:span text:style-name="T3">When the Assyrian army attacked Israel, the highest commander, Holofernes, laid siege to the city of Bethulia.</text:span><text:span text:style-name="T1"> </text:span><text:span text:style-name="T3">All seemed to be lost, but Judith decided that she alone would defend the entire city.</text:span><text:span text:style-name="T1"> </text:span><text:span text:style-name="T3">That evening, she prayed and then set out for the Assyrian camp, carrying only a bag holding some morsels of food and drink. She told the guards that she was fleeing the besieged city to save her life. When one of them brought her into Holofernes’ presence, the commander was immediately enamoured of the deceptively beautiful... and just as deceptively defenceless... woman and gave orders to his servants to attend on her.</text:span><text:span text:style-name="T1"> </text:span><text:span text:style-name="T3">Holofernes planned to take Judith on the fourth day. To that end, he held a great banquet and, while the feasting was in progress, he urged her to drink copious amounts of wine. Yet, so inflamed was he that, in the end, it was he who drank himself into unconsciousness.</text:span><text:span text:style-name="T1"> </text:span><text:span text:style-name="T3">Judith seized this opportunity... and taking up Holofernes’ own sword, she cut off his head. Then she put it in the bag which had held her food and returned to Bethulia.</text:span><text:span text:style-name="T1"> </text:span><text:span text:style-name="T3">The next day, the commander’s head was hung from the walls of the besieged city.</text:span><text:span text:style-name="T1"> </text:span><text:span text:style-name="T3">When the Assyrians saw it and realised what had happened... what that “one Hebrew woman” was capable of... they were seized with fear and they fled.</text:span><text:span text:style-name="T1"> </text:span><text:span text:style-name="T3">At that, the Israelites took off in pursuit of the enemy’s troops and crushed them.</text:span></text:p>
      <text:p text:style-name="P2"><text:span text:style-name="T1"><text:tab/></text:span><text:span text:style-name="T3">Karl had a justified suspicion that his own Judith was very familiar with this cheerful story, since time and again she’d said to him “if you piss me off, [2I’ll cut off your fucking head]”.</text:span></text:p>
      <text:p text:style-name="P3"/>
      <text:p text:style-name="P3"/>
      <text:p text:style-name="P3">2</text:p>
      <text:p text:style-name="P2"><text:span text:style-name="T1"><text:tab/></text:span><text:span text:style-name="T3">Karl preferred to avoid decapitation but, a few days later, something in particular began nagging at his thoughts.</text:span><text:span text:style-name="T1"> </text:span><text:span text:style-name="T3">As follows; a painting had always hung on the wall in the guest room.</text:span><text:span text:style-name="T1"> </text:span><text:span text:style-name="T3">A few smears of red on a yellow background, an object which Judith grandiloquently called ‘art’. It had hung there... until the previous Wednesday.</text:span><text:span text:style-name="T1"> </text:span><text:span text:style-name="T3">Since then, the wall had remained empty.</text:span></text:p>
      <text:p text:style-name="P2"><text:span text:style-name="T1"><text:tab/></text:span><text:span text:style-name="T3">Karl didn’t miss the ‘work of art’, but it had to be admitted that the daub did have a certain market value. Besides this, he was astonished that not so much as a trace had been left on the wall. The picture had hung there for years, so there really ought to be a large, lighter patch.</text:span><text:span text:style-name="T1"> </text:span><text:span text:style-name="T3">It was most odd.</text:span></text:p>
      <text:p text:style-name="P2"><text:span text:style-name="T1"><text:tab/></text:span><text:span text:style-name="T3">He weighed up his options. Should he [3ask Judith about it], risking yet another clash, or would it be better to wait until the next day and [4talk it over with his brother]? Perhaps Anton would know something about it. </text:span></text:p>
      <text:p text:style-name="P3"/>
      <text:p text:style-name="P3"/>
      <text:p text:style-name="P3">3</text:p>
      <text:p text:style-name="P2"><text:span text:style-name="T1"><text:tab/></text:span><text:span text:style-name="T3">“I don’t understand you at all,” Judith said irritably.</text:span><text:span text:style-name="T1"> </text:span><text:span text:style-name="T3">“Sometimes you say you’re good at it </text:span><text:soft-page-break/><text:span text:style-name="T3">and other times you complain that your writing’s a waste of space.</text:span><text:span text:style-name="T1"> </text:span><text:span text:style-name="T3">It’s senseless.”</text:span></text:p>
      <text:p text:style-name="P2"><text:span text:style-name="T1"><text:tab/></text:span><text:span text:style-name="T3">Karl was sitting at the table by the window and gazing out, idly watching their obese neighbour from the house opposite. She was trying to catch her Yorkshire terrier and, given the shape she was in, her efforts were commendable.</text:span><text:span text:style-name="T1"> </text:span><text:span text:style-name="T3">However, her miniature pet had the urge to enjoy a taste of freedom and, at the same time, it was remarkably agile.</text:span></text:p>
      <text:p text:style-name="P2"><text:span text:style-name="T1"><text:tab/></text:span><text:span text:style-name="T3">“There’s nothing contradictory about it,” he said contemptuously.</text:span><text:span text:style-name="T1"> </text:span><text:span text:style-name="T3">“I write poorly, but everyone else is considerably worse than I am.</text:span><text:span text:style-name="T1"> </text:span><text:span text:style-name="T3">In fact, that’s what sickens me. The books sell, so apparently I’m good, though the truth is that it’s none of my doing at all.”</text:span></text:p>
      <text:p text:style-name="P2"><text:span text:style-name="T1"><text:tab/></text:span><text:span text:style-name="T3">“Arrogant arsehole!”</text:span><text:span text:style-name="T1"> </text:span><text:span text:style-name="T3">Judith’s anger was unfeigned.</text:span><text:span text:style-name="T1"> </text:span><text:span text:style-name="T3">“You wouldn’t recognise good literature even if it stripped off its thong and sat on your face!”</text:span></text:p>
      <text:p text:style-name="P2"><text:span text:style-name="T1"><text:tab/></text:span><text:span text:style-name="T3">Karl recognised that this was an excellent moment to change the topic.</text:span></text:p>
      <text:p text:style-name="P2"><text:span text:style-name="T1"><text:tab/></text:span><text:span text:style-name="T3">“Listen, I’ve been meaning to ask you something all day. What happened to your beloved daub that used to hang on the wall there?”</text:span></text:p>
      <text:p text:style-name="P2"><text:span text:style-name="T1"><text:tab/></text:span><text:span text:style-name="T3">Judith looked at him in surprise.</text:span></text:p>
      <text:p text:style-name="P2"><text:span text:style-name="T1"><text:tab/></text:span><text:span text:style-name="T3">“What daub?</text:span><text:span text:style-name="T1"> </text:span><text:span text:style-name="T3">That wall’s never had anything hanging on it.”</text:span></text:p>
      <text:p text:style-name="P2"><text:span text:style-name="T1"><text:tab/></text:span><text:span text:style-name="T3">Karl was so astonished that he had absolutely no idea how to respond.</text:span></text:p>
      <text:p text:style-name="P2"><text:span text:style-name="T1"><text:tab/></text:span><text:span text:style-name="T3">The sound of a car horn blared out, followed by the squeal of tyres... and one more squeal... of pain and terror... almost drowning out the first.</text:span><text:span text:style-name="T1"> </text:span><text:span text:style-name="T3">The Yorkie had run straight under the wheels of an approaching car.</text:span></text:p>
      <text:p text:style-name="P2"><text:span text:style-name="T1"><text:tab/></text:span><text:span text:style-name="T3">Karl got up from the table.</text:span></text:p>
      <text:p text:style-name="P2"><text:span text:style-name="T1"><text:tab/></text:span><text:span text:style-name="T3">“I’m going upstairs,” he remarked.</text:span><text:span text:style-name="T1"> </text:span><text:span text:style-name="T3">“Maybe I’ll manage to get a bit of work done.”</text:span></text:p>
      <text:p text:style-name="P2"><text:span text:style-name="T1"><text:tab/></text:span><text:span text:style-name="T3">[5He’d always preferred happy endings].</text:span></text:p>
      <text:p text:style-name="P3"/>
      <text:p text:style-name="P3"/>
      <text:p text:style-name="P3">4</text:p>
      <text:p text:style-name="P2"><text:span text:style-name="T1"><text:tab/></text:span><text:span text:style-name="T3">The following day, Karl was contentedly taking part in a traditional drinking session with his brother.</text:span><text:span text:style-name="T1"> </text:span><text:span text:style-name="T3">He was planning to question him about the ‘vanishing painting’ while they were at it, although he didn’t quite know why it was bothering him so much.</text:span></text:p>
      <text:p text:style-name="P2"><text:span text:style-name="T1"><text:tab/></text:span><text:span text:style-name="T3">They were sitting on the veranda of Anton’s house in the suburbs and sipping cognac.</text:span></text:p>
      <text:p text:style-name="P2"><text:span text:style-name="T1"><text:tab/></text:span><text:span text:style-name="T3">“The difference between pâté with bacon and bacon with pâté needs settling once and for all.”</text:span></text:p>
      <text:p text:style-name="P2"><text:span text:style-name="T1"><text:tab/></text:span><text:span text:style-name="T3">“Top ‘em up.”</text:span></text:p>
      <text:p text:style-name="P2"><text:span text:style-name="T1"><text:tab/></text:span><text:span text:style-name="T3">During one of the top-ups, Karl turned to the topic of the ‘daub’, describing it in a fair amount of detail.</text:span></text:p>
      <text:p text:style-name="P2"><text:span text:style-name="T1"><text:tab/></text:span><text:span text:style-name="T3">“But... what painting?”</text:span><text:span text:style-name="T1"> </text:span><text:span text:style-name="T3">Anton looked genuinely surprised.</text:span><text:span text:style-name="T1"> </text:span><text:span text:style-name="T3">“No, I don’t remember any picture.</text:span><text:span text:style-name="T1"> </text:span><text:span text:style-name="T3">I mean, I wouldn’t forget a monstrosity like that.”</text:span></text:p>
      <text:p text:style-name="P2"><text:span text:style-name="T1"><text:tab/></text:span><text:span text:style-name="T3">The moment of conversation left Karl completely confused. </text:span></text:p>
      <text:p text:style-name="P2"><text:span text:style-name="T1"><text:tab/></text:span><text:span text:style-name="T3">“I’m at an utter loss to understand how that’s possible.”</text:span><text:span text:style-name="T1"> </text:span><text:span text:style-name="T3">He mused for a moment, then continued, speaking partly to himself.</text:span><text:span text:style-name="T1"> </text:span><text:span text:style-name="T3">“I’m certain we’ve even got some photos of a party at our place somewhere and you can see the wall with that picture on it in them.</text:span><text:span text:style-name="T1"> </text:span><text:span text:style-name="T3">This is probably the strangest thing that’s happened to me recently.</text:span><text:span text:style-name="T1"> </text:span><text:span text:style-name="T3">Exactly like an antithesis to </text:span><text:span text:style-name="T4">deja vu</text:span><text:span text:style-name="T3">”.</text:span><text:span text:style-name="T1"> </text:span><text:span text:style-name="T3">He took a large swig of his drink.</text:span><text:span text:style-name="T1"> </text:span><text:span text:style-name="T3">“Something was there and it’s gone...</text:span><text:span text:style-name="T1"> </text:span><text:span text:style-name="T3">Maybe space-time is collapsing,” he said with a laugh.</text:span></text:p>
      <text:p text:style-name="P2"><text:span text:style-name="T1"><text:tab/></text:span><text:span text:style-name="T3">“I don’t know what you’re muttering about there.”</text:span><text:span text:style-name="T1"> </text:span><text:span text:style-name="T3">Anton wasn’t convinced.</text:span><text:span text:style-name="T1"> </text:span><text:span text:style-name="T3">“Time is time, it runs linearly. We see that every day,” he added, topping their glasses up again.</text:span></text:p>
      <text:p text:style-name="P2"><text:span text:style-name="T1"><text:tab/></text:span><text:span text:style-name="T3">“That’s not necessarily the case. Not at all.” Karl spoke calmly, even though his brother’s irritated resistance was beginning to make itself felt... and so was the cognac he’d already drunk. It was going to his head with a vengeance now.</text:span><text:span text:style-name="T1"> </text:span><text:span text:style-name="T3">“It could be a bit like the sun.</text:span><text:span text:style-name="T1"> </text:span><text:span text:style-name="T3">How do we perceive it?</text:span><text:span text:style-name="T1"> </text:span><text:span text:style-name="T3">Because of our limitations, it seems to us that the sun moves in relation to the earth... that it travels from east to west, even though that’s not what happens at all.</text:span><text:span text:style-name="T1"> </text:span><text:span text:style-name="T3">And maybe humans’ limited perception also triggers the impression of the linearity of time, whereas, in fact, it might be a random collection of small fragments, for instance, like a mirror shattered into myriad shards, with each one containing the reflection of a part of reality. When the shards are similar to one another, that might be exactly where the impression of </text:span><text:span text:style-name="T4">déjà vu</text:span><text:span text:style-name="T3">, comes from, for example, or an automatic aversion or attraction to someone we’ve just met... or my ‘anti-</text:span><text:span text:style-name="T4">deja-vu</text:span><text:span text:style-name="T3">’...”</text:span><text:span text:style-name="T1"> </text:span></text:p>
      <text:p text:style-name="P8"><text:soft-page-break/>He smiled to himself.</text:p>
      <text:p text:style-name="P2"><text:span text:style-name="T1"><text:tab/></text:span><text:span text:style-name="T3">“My God, you have to give up drinking,” said Anton.</text:span><text:span text:style-name="T1"> “</text:span><text:span text:style-name="T3">But from tomorrow.”</text:span><text:span text:style-name="T1"> </text:span><text:span text:style-name="T3">[5And for now, top ‘em up].</text:span></text:p>
      <text:p text:style-name="P3"/>
      <text:p text:style-name="P3"/>
      <text:p text:style-name="P3">5</text:p>
      <text:p text:style-name="P2"><text:span text:style-name="T1"><text:tab/></text:span><text:span text:style-name="T3">The following day, Karl had little time to ponder over ‘the affair of the vanishing masterpiece’, since he had to devote himself entirely to work. The publisher’s deadline was closing in and his book was still a long way from being finished.</text:span><text:span text:style-name="T1"> </text:span><text:span text:style-name="T3">Finally, he decided to present the publisher with a typewritten draft version in order to be able to prove that he’d undertaken some kind of activity with a view to fulfilling his contract.</text:span><text:span text:style-name="T1"> </text:span><text:span text:style-name="T3">In general, he tried to behave honestly, not so much to meet the demands of his conscience, but more for the comfortable sense of being superior to others that it gave him. But, as he always said, “All those who are honest live short, impecunious lives, without the respect of their nearest and dearest,”</text:span><text:span text:style-name="T1"> </text:span><text:span text:style-name="T3">adding, after a customary, and effective pause, “Short... if they’re lucky.”</text:span></text:p>
      <text:p text:style-name="P2"><text:span text:style-name="T1"><text:tab/></text:span><text:span text:style-name="T3">He decided to go for a stroll through the town centre, a notion the sunny weather was conducive to.</text:span><text:span text:style-name="T1"> </text:span><text:span text:style-name="T3">On such occasions, he was in the habit of eavesdropping on the conversations of passers-by.</text:span><text:span text:style-name="T1"> </text:span><text:span text:style-name="T3">He found the sentences and phrases torn from their context fascinating.</text:span></text:p>
      <text:p text:style-name="P2"><text:span text:style-name="T1"><text:tab/></text:span><text:span text:style-name="T3">“They came up with these smartphones,” a guy said feverishly to his corpulent friend, “and people don’t delete their text messages any more. They often save the whole correspondence...</text:span><text:span text:style-name="T1"> </text:span><text:span text:style-name="T3">I checked recently and, over the course of the entire relationship, she and I exchanged exactly seven hundred messages.</text:span><text:span text:style-name="T1"> </text:span><text:span text:style-name="T3">Shit! A fucking seven-hundred-text-message romance!”</text:span></text:p>
      <text:p text:style-name="P2"><text:span text:style-name="T1"><text:tab/></text:span><text:span text:style-name="T3">“...don’t talk rubbish. Representative democracy is like representative eating or having representative sex,” a handsome, middle-aged blonde woman declaimed into her phone.</text:span><text:span text:style-name="T1"> </text:span><text:span text:style-name="T3">“No.</text:span><text:span text:style-name="T1"> </text:span><text:span text:style-name="T3">Absolutely not!</text:span><text:span text:style-name="T1"> </text:span><text:span text:style-name="T3">You might just as well say that, if we’re going to eliminate global warming, then we need to turn on more fridges, because then it’ll get colder.</text:span><text:span text:style-name="T1"> </text:span><text:span text:style-name="T3">Idiot!”</text:span><text:span text:style-name="T1"> </text:span><text:span text:style-name="T3">She laughed, clearly amused by the reaction of the person on the other end of the call.</text:span></text:p>
      <text:p text:style-name="P2"><text:span text:style-name="T1"><text:tab/></text:span><text:span text:style-name="T3">Karl made his way unhurriedly along a street lined with buildings on both sides, savouring the crisp morning and listening in on the products of the randomly encountered human minds.</text:span><text:span text:style-name="T1"> </text:span><text:span text:style-name="T3">However, there came a moment when he noticed that something was wrong.</text:span><text:span text:style-name="T1"> </text:span><text:span text:style-name="T3">The row of buildings to either side of him had unexpectedly stopped;</text:span><text:span text:style-name="T1"> </text:span><text:span text:style-name="T3">on the spot where, only the day before, one of the town’s largest shopping centres had stood, there was now nothing but an empty, grassy square.</text:span></text:p>
      <text:p text:style-name="P2"><text:span text:style-name="T1"><text:tab/></text:span><text:span text:style-name="T3">He started running from side to side, searching for a sign, any sign, of the previous day’s presence of the building.</text:span><text:span text:style-name="T1"> </text:span><text:span text:style-name="T3">Nothing. Not a trace.</text:span><text:span text:style-name="T1"> </text:span><text:span text:style-name="T3">In the initial impulse of the moment, he wanted to ask the first passer-by he came across about the phenomenon, but for some unfathomable reason he had a clear sense of what he would hear in reply.</text:span><text:span text:style-name="T1"> </text:span><text:span text:style-name="T3">In the end, he got himself under control. After all, he couldn’t just stand there on the smooth lawn for ever.</text:span></text:p>
      <text:p text:style-name="P2"><text:span text:style-name="T1"><text:tab/></text:span><text:span text:style-name="T3">“Excuse me...”</text:span><text:span text:style-name="T1"> </text:span><text:span text:style-name="T3">The hot-dog seller stood here every day, on the other side of the street. He must have seen what had happened.</text:span><text:span text:style-name="T1"> </text:span><text:span text:style-name="T3">“Where’s the shopping centre gone?</text:span><text:span text:style-name="T1"> </text:span><text:span text:style-name="T3">Have they carried out some kind of controlled demolition?</text:span><text:span text:style-name="T1"> </text:span><text:span text:style-name="T3">But this fast...?</text:span><text:span text:style-name="T1"> </text:span><text:span text:style-name="T3">Where’s the rubble...?”</text:span></text:p>
      <text:p text:style-name="P2"><text:span text:style-name="T1"><text:tab/></text:span><text:span text:style-name="T3">The hot-dog seller gazed at him with growing astonishment and animosity. He clearly had Karl down as a madman.</text:span></text:p>
      <text:p text:style-name="P2"><text:span text:style-name="T1"><text:tab/></text:span><text:span text:style-name="T3">“Come on, mate, there ain’t never been nuffink like that ‘ere, not in all the fourteen years I been workin’ this patch.</text:span><text:span text:style-name="T1"> </text:span><text:span text:style-name="T3">Get outta here, you’re scarin’ me customers off!”</text:span></text:p>
      <text:p text:style-name="P2"><text:span text:style-name="T1"><text:tab/></text:span><text:span text:style-name="T3">Once his first attack of panic had retreated,</text:span><text:span text:style-name="T1"> </text:span><text:span text:style-name="T3">Karl realised that the time had come to make a decision. What next?</text:span><text:span text:style-name="T1"> </text:span><text:span text:style-name="T3">How was he going to handle what was happening?</text:span><text:span text:style-name="T1"> </text:span><text:span text:style-name="T3">What attitude was he going to take to these events?</text:span><text:span text:style-name="T1"> </text:span><text:span text:style-name="T3">He could see two options; admit that he was, in fact, probably insane and [6see a psychiatrist] or recognise that, actually, something bad really was going on and [7try to get some advice from a scientist].</text:span></text:p>
      <text:p text:style-name="P3"/>
      <text:p text:style-name="P3"/>
      <text:p text:style-name="P3">6</text:p>
      <text:p text:style-name="P2"><text:span text:style-name="T1"><text:tab/></text:span><text:span text:style-name="T3">While he was waiting for his turn to go into the psychiatrist’s office, Karl felt impelled to have a cigarette.</text:span><text:span text:style-name="T1"> </text:span><text:span text:style-name="T3">His feelings about the addiction were mixed, given that his father had died of cancer.</text:span><text:span text:style-name="T1"> </text:span><text:span text:style-name="T3">‘What’s interesting is that Father never smoked, but cancer did for him anyway, so actually, </text:span><text:soft-page-break/><text:span text:style-name="T3">what would be the sense in avoiding tobacco,” he mused, reaching for the packet of Gauloises he kept tucked away for just such an occasion.</text:span></text:p>
      <text:p text:style-name="P2"><text:span text:style-name="T1"><text:tab/></text:span><text:span text:style-name="T3">His father had battled with cancer for years, enjoying a relatively comfortable life. It was only in the final months that his body was suddenly ravaged; </text:span><text:span text:style-name="T4">de facto</text:span><text:span text:style-name="T3">, the disease had rendered him bedridden in the space of a week.</text:span><text:span text:style-name="T1"> </text:span><text:span text:style-name="T3">Karl had cared for him to the very end, but it was in precisely that period that the two of them had found it difficult to establish a conversation of any length. Even during their shorter exchanges they had tried not to look at each other, but had gazed somewhere off to the side, as if the slow process of dying had pushed them both in a state of embarrassment.</text:span></text:p>
      <text:p text:style-name="P2"><text:span text:style-name="T1"><text:tab/></text:span><text:span text:style-name="T3">Karl’s train of thought was interrupted when he was invited to go into the office.</text:span><text:span text:style-name="T1"> </text:span><text:span text:style-name="T3">Doctor Nadia Morozova was standing with her back to the door and didn’t notice that he been admitted.</text:span><text:span text:style-name="T1"> </text:span><text:span text:style-name="T3">Karl watched her in silence for a while as she straightened the seams of her stockings.</text:span><text:span text:style-name="T1"> </text:span><text:span text:style-name="T3">They’d known each other for years and there’d even been a time when a deeper connection had run between them. That was nothing but history now, though.</text:span><text:span text:style-name="T1"> </text:span><text:span text:style-name="T3">In a long-term relationship, people can begin to feel an aversion for their partner, frequently accusing them of a great many inconsequential things, quite often completely unjustly.</text:span><text:span text:style-name="T1"> </text:span><text:span text:style-name="T3">This happens because it’s a way that lovers attempt to hide the fact that, in reality, they are angry with themselves for no longer being able to perceive that </text:span><text:span text:style-name="T4">something</text:span><text:span text:style-name="T3"> in their partner which other people can still see. In other words, putting it plainly, the dog-in-the-manger syndrome raises its head.</text:span><text:span text:style-name="T1"> </text:span><text:span text:style-name="T3">It might be that Karl and Nadia were both aware of this, since what remained of their relationship was a kind of trust, if not friendship.</text:span></text:p>
      <text:p text:style-name="P2"><text:span text:style-name="T1"><text:tab/></text:span><text:span text:style-name="T3">In general, he did the talking and she allowed him to open up and, so far, this had worked for them.</text:span></text:p>
      <text:p text:style-name="P2"><text:span text:style-name="T1"><text:tab/></text:span><text:span text:style-name="T3">She heard him out and then thought for a moment.</text:span></text:p>
      <text:p text:style-name="P2"><text:span text:style-name="T1"><text:tab/></text:span><text:span text:style-name="T3">“Nonetheless, you decided to bring this to me...”</text:span></text:p>
      <text:p text:style-name="P2"><text:span text:style-name="T1"><text:tab/></text:span><text:span text:style-name="T3">“You know how it goes.</text:span><text:span text:style-name="T1"> </text:span><text:span text:style-name="T3">Talk to the wise and stay silent with the fools.”</text:span><text:span text:style-name="T1"> </text:span><text:span text:style-name="T3">He smiled.</text:span></text:p>
      <text:p text:style-name="P2"><text:span text:style-name="T1"><text:tab/></text:span><text:span text:style-name="T3">“So. You think you have a psychiatric disorder?</text:span><text:span text:style-name="T1"> </text:span><text:span text:style-name="T3">I need to know what your inner attitude is to what’s happened to you.</text:span><text:span text:style-name="T1"> </text:span><text:span text:style-name="T3">Are you aware that it’s completely unreal?”</text:span></text:p>
      <text:p text:style-name="P2"><text:span text:style-name="T1"><text:tab/></text:span><text:span text:style-name="T3">“Are you asking if I’m a lunatic?</text:span><text:span text:style-name="T1"> </text:span><text:span text:style-name="T3">I don’t know. I thought producing a diagnosis like that was more your role.” Karl laughed nervously.</text:span><text:span text:style-name="T1"> </text:span><text:span text:style-name="T3">“There was a time when I gave some thought to this... if continually interpreting and fictionalising is a trait of the human mind, then dreams can only be attempts to interpret and fictionalise a process that has </text:span><text:span text:style-name="T6">nothing</text:span><text:span text:style-name="T3"> in common with the actual experiencing of reality; the processing of the data collected during the day.</text:span><text:span text:style-name="T1"> </text:span><text:span text:style-name="T3">I assume that, then, the mind makes use of the most distant associations possible so as to somehow bring processes diametrically remote from the brain’s ‘daytime’ workings, processes that are more reminiscent of a computer’s data processing operations than the workings of a conscious mind, into line with familiar reality.</text:span><text:span text:style-name="T1"> </text:span><text:span text:style-name="T3">You understand what I mean. An example of a close association;</text:span><text:span text:style-name="T1"> </text:span><text:span text:style-name="T3">the doorbell rings and, at that moment, the sleeping person dreams that someone’s ringing the doorbell, that they come in, </text:span><text:span text:style-name="T4">etcetera</text:span><text:span text:style-name="T3">. I’d say that all of us are familiar with a phenomenon like that.</text:span><text:span text:style-name="T1"> </text:span><text:span text:style-name="T3">The sleeping mind reacts to a stimulus from the outside world.</text:span><text:span text:style-name="T1"> </text:span><text:span text:style-name="T3">What I have in mind here is that if, in the dream, the doorbell was transformed into the sound of a church bell or a falling glass, I’d also accept that as a close association.”</text:span></text:p>
      <text:p text:style-name="P2"><text:span text:style-name="T1"><text:tab/></text:span><text:span text:style-name="T3">“What does that have to do with your condition?” Nadia asked.</text:span></text:p>
      <text:p text:style-name="P2"><text:span text:style-name="T1"><text:tab/></text:span><text:span text:style-name="T3">“I have the impression that a similar phenomenon could occur during a psychological illness; the damaged mind is carrying out the strangest, most reckless and even, more likely than not, completely nonsensical operations, but some part of it is still striving to interpret and fictionalise them by using mechanisms similar to the ones that come into play during sleep.</text:span><text:span text:style-name="T1"> </text:span><text:span text:style-name="T3">Such intensive work deprives the mind of both the possibility and the time for contact with reality, so there’s either almost no contact or, quite simply, zero contact.</text:span><text:span text:style-name="T1"> </text:span><text:span text:style-name="T3">The most distant... or, more rarely, slightly closer... associations then become the basic principle for the mind’s activity, the sick person’s route, in its own way, to the exterior world, but, at one and the same time, the therapist’s route... or key... to the patient’s interior world.</text:span><text:span text:style-name="T1"> </text:span><text:span text:style-name="T3">However, I think that using that one route to reach the contorted mind would either be a singularly difficult task or, quite simply, an impossible one, because a person with a mind that’s working in the classical way is incapable of comprehending the trains of associative thought followed by the sick mind. In my opinion, a healthy person only uses them when they’re asleep, while we all make use of nothing but ‘close’ associations when we’re awake.”</text:span></text:p>
      <text:p text:style-name="P2"><text:soft-page-break/><text:span text:style-name="T1"><text:tab/></text:span><text:span text:style-name="T3">Nadia jotted something down in the notebook lying on her desk.</text:span></text:p>
      <text:p text:style-name="P2"><text:span text:style-name="T1"><text:tab/></text:span><text:span text:style-name="T3">“In that case, what are the distant associations like?” she asked a moment later.</text:span></text:p>
      <text:p text:style-name="P2"><text:span text:style-name="T1"><text:tab/></text:span><text:span text:style-name="T3">“The difference here is so great that I wouldn’t even be able to give an example of a distant association, because only one of its outer limits is located in the reality we’re really familiar with.</text:span><text:span text:style-name="T1"> </text:span><text:span text:style-name="T3">The other, after all, is situated in the unimaginable world of insanity.</text:span><text:span text:style-name="T1"> </text:span><text:span text:style-name="T3">In other words, close associations are those where both extremities are rooted in our reality, where the principle of relevance applies... we use a few of the most characteristic features of an object in our associations.</text:span><text:span text:style-name="T1"> </text:span><text:span text:style-name="T3">I don’t think the more remote and distant associations are grounded in that principle. Forced to fictionalise elements that are diametrically removed from reality, the sleeping or sick mind latches on to randomly selected features, almost like someone drowning clutches at a straw. It doesn’t in the least seize on those that are most typical.</text:span><text:span text:style-name="T1"> </text:span><text:span text:style-name="T3">Because the things it’s forced to associate with have nothing, or almost nothing, in common.”</text:span></text:p>
      <text:p text:style-name="P2"><text:span text:style-name="T1"><text:tab/></text:span><text:span text:style-name="T3">“Well, I think you should take this to a psychiatrist you haven’t fucked yet,” Madame Doctor retorted in a professional tone. She prescribed the patient some pills, recommended a month without reading science fiction and then ordered him to get out and come back if his problems recurred.</text:span></text:p>
      <text:p text:style-name="P2"><text:span text:style-name="T1"><text:tab/></text:span><text:span text:style-name="T3">Karl had got as far as the door when he turned back to say one more thing.</text:span></text:p>
      <text:p text:style-name="P2"><text:span text:style-name="T1"><text:tab/></text:span><text:span text:style-name="T3">“Nadia, I...”</text:span></text:p>
      <text:p text:style-name="P2"><text:span text:style-name="T1"><text:tab/></text:span><text:span text:style-name="T3">He froze on the spot.</text:span><text:span text:style-name="T1"> </text:span><text:span text:style-name="T3">He was alone in the office.</text:span><text:span text:style-name="T1"> </text:span><text:span text:style-name="T3">Nadia had vanished. The furniture had vanished. The fixtures and fittings had vanished.</text:span><text:span text:style-name="T1"> </text:span><text:span text:style-name="T3">The room was completely empty.</text:span><text:span text:style-name="T1"> </text:span><text:span text:style-name="T3">He rushed out into the waiting room... and into the same situation.</text:span><text:span text:style-name="T1"> </text:span><text:span text:style-name="T3">Bare walls and not a living soul.</text:span></text:p>
      <text:p text:style-name="P2"><text:span text:style-name="T1"><text:tab/></text:span><text:span text:style-name="T3">Terrified, Karl [8raced out of the building and into the street]. </text:span></text:p>
      <text:p text:style-name="P3"/>
      <text:p text:style-name="P3"/>
      <text:p text:style-name="P3">7</text:p>
      <text:p text:style-name="P2"><text:span text:style-name="T1"><text:tab/></text:span><text:span text:style-name="T3">Karl couldn’t believe that what was happening was nothing more than the product of his brain.</text:span><text:span text:style-name="T1"> </text:span><text:span text:style-name="T3">Fortunately, the fact that he earned a living writing sci-fi meant that he was fairly well acquainted with several scholars in fields such as physics and maths, since they’d performed the role of official consultants on his books from time to time.</text:span><text:span text:style-name="T1"> </text:span><text:span text:style-name="T3">One of them was Doctor Einarsson and he was the man Karl was now heading to see.</text:span><text:span text:style-name="T1"> </text:span><text:span text:style-name="T3">Marching along with an energetic step, he wondered what would happen if, in addition to objects, people also started vanishing.</text:span><text:span text:style-name="T1"> </text:span><text:span text:style-name="T3">Judith... The mere tentative heralding of that thought terrified him.</text:span></text:p>
      <text:p text:style-name="P2"><text:span text:style-name="T1"><text:tab/></text:span><text:span text:style-name="T3">He wasn’t, perhaps, all that much of a family man.</text:span><text:span text:style-name="T1"> </text:span><text:span text:style-name="T3">On more than one occasion, his father had said that he’d always taken care of his family and never thrown money away on drink, cards and whores.</text:span><text:span text:style-name="T1"> </text:span><text:span text:style-name="T3">Yet, as he’d said it, what had echoed in his voice was more akin to regret than pride.</text:span><text:span text:style-name="T1"> </text:span><text:span text:style-name="T3">Moreover, Karl believed that even a great many items of everyday use were capable of lasting longer than a modern-day relationship between a man and a woman.</text:span><text:span text:style-name="T1"> </text:span><text:span text:style-name="T3">Stereo equipment. Shoes.</text:span><text:span text:style-name="T1"> </text:span><text:span text:style-name="T3">Nivea cream.</text:span><text:span text:style-name="T1"> </text:span><text:span text:style-name="T3">Within a few years, things would probably have reached the point where even fresh yogurt would last longer.</text:span><text:span text:style-name="T1"> </text:span><text:span text:style-name="T3">Despite this, Karl was hoping that, this time, this was the genuine article.</text:span><text:span text:style-name="T1"> </text:span><text:span text:style-name="T3">His family.</text:span><text:span text:style-name="T1"> </text:span><text:span text:style-name="T3">He didn’t even want to think that something might happen to Judith.</text:span></text:p>
      <text:p text:style-name="P2"><text:span text:style-name="T1"><text:tab/></text:span><text:span text:style-name="T3">Doctor Einarsson wasn’t all that old, but the degree of abnegation and neglected seediness he’d attained meant that Karl had the impression he was communing with a man well advanced in years...</text:span><text:span text:style-name="T1"> </text:span><text:span text:style-name="T3">and one who was both malicious and aggravatingly acute, at that. He listened to the entire story and then sank into an enormous armchair upholstered in plush which had undoubtedly been red many years previously.</text:span></text:p>
      <text:p text:style-name="P2"><text:span text:style-name="T1"><text:tab/></text:span><text:span text:style-name="T3">Finally, he spoke. “So, you believe that objects of various sizes are unexpectedly vanishing along with human memory of them,” he said slowly, tugging on a shaggy, greying beard adorning the vicinity of lips stained yellow by way of kilograms of tobacco smoked and litres of coffee drunk.</text:span></text:p>
      <text:p text:style-name="P2"><text:span text:style-name="T1"><text:tab/></text:span><text:span text:style-name="T3">“I’m... I’m just asking...”</text:span></text:p>
      <text:p text:style-name="P2"><text:span text:style-name="T1"><text:tab/></text:span><text:span text:style-name="T3">“A steaming pile of fucking horseshit can also occur in the interrogative,” the scholar interrupted sharply.</text:span></text:p>
      <text:p text:style-name="P2"><text:span text:style-name="T1"><text:tab/></text:span><text:span text:style-name="T3">Karl had known him for years and was well aware of the fact that it was sometimes worth showing him a certain degree of patience.</text:span><text:span text:style-name="T1"> </text:span><text:span text:style-name="T3">So he kept quiet and, after a moment, Einarsson did, in fact, pick up the topic again.</text:span></text:p>
      <text:p text:style-name="P2"><text:span text:style-name="T1"><text:tab/></text:span><text:span text:style-name="T3">“Some physicists believe that the whole universe and everything we experience every day is </text:span><text:soft-page-break/><text:span text:style-name="T3">only a holographic reflection of physical processes taking place somewhere else entirely... in a distant, two-dimensional space that’s primal in relation to ours.”</text:span></text:p>
      <text:p text:style-name="P2"><text:span text:style-name="T1"><text:tab/></text:span><text:span text:style-name="T3">“All right, but what does that have to do with my situation?”</text:span><text:span text:style-name="T1"> </text:span><text:span text:style-name="T3">Despite his hold on his patience, Karl was beginning to get irritated.</text:span><text:span text:style-name="T1"> </text:span><text:span text:style-name="T3">“Scientists announce their highfalutin theories, but I’m more interested in what the implications arising from them are for everyday life and ordinary people.</text:span><text:span text:style-name="T1"> </text:span><text:span text:style-name="T3">What the hell does hologram theory or Plato’s bloody cave have to do with the phenomena that have occurred recently?</text:span><text:span text:style-name="T1"> </text:span><text:span text:style-name="T3">I don’t give a damn about deliberations or whether, when I wipe my backside, the original me in the original world is wiping his two-dimensional original of my rounded behind, or whether his arse is more real than mine is!”</text:span></text:p>
      <text:p text:style-name="P2"><text:span text:style-name="T1"><text:tab/></text:span><text:span text:style-name="T3">Einarsson smiled to himself.</text:span></text:p>
      <text:p text:style-name="P2"><text:span text:style-name="T1"><text:tab/></text:span><text:span text:style-name="T3">“The reflections can often be imprecise,” he remarked.</text:span><text:span text:style-name="T1"> </text:span><text:span text:style-name="T3">“They can contain defects.</text:span><text:span text:style-name="T1"> </text:span><text:span text:style-name="T3">Anyway, it’s always fascinated me how suspiciously close the ancient thinkers were to modern science... and sometimes even to the truth in itself.</text:span><text:span text:style-name="T1"> </text:span><text:span text:style-name="T3">Let’s take... Democritus of Andera, who developed his atomic theory of the world before Christ was ever born... Anaximander, who admitted the existence of numerous worlds emerging in parallel in the </text:span><text:span text:style-name="T4">apeiron</text:span><text:span text:style-name="T3">... in a manner disturbingly close to modern research into the laws of quantum physics, which indicate that they not only exist in parallel to our universe, but exert a mutual influence on each other, as well.</text:span><text:span text:style-name="T1"> I sometimes have the impression that they weren’t pioneers, but rather reality was slowly adapting itself to our imaginations and expectations</text:span><text:span text:style-name="T3">... that we’re laboriously carving it out with our own minds...</text:span><text:span text:style-name="T1"> </text:span><text:span text:style-name="T3">Maybe Earth really was flat thousands of years ago...?”</text:span></text:p>
      <text:p text:style-name="P2"><text:span text:style-name="T1"><text:tab/></text:span><text:span text:style-name="T3">He broke off and rummaged noisily around the room in the ensuing pause before finally succeeded in his quest to light a small, blackened pipe.</text:span><text:span text:style-name="T1"> </text:span><text:span text:style-name="T3">When he continued, his face was almost entirely veiled in smoke.</text:span></text:p>
      <text:p text:style-name="P2"><text:span text:style-name="T1"><text:tab/></text:span><text:span text:style-name="T3">“Even if what you’ve said were true, there’s no way I could be of help to you.</text:span><text:span text:style-name="T1"> </text:span><text:span text:style-name="T3">In order to draw the correct conclusions, I’d have to make a thorough analysis of the changes as they occur, and they... as you maintain... don’t exist from my point of view.</text:span><text:span text:style-name="T1"> </text:span><text:span text:style-name="T3">So, besides the question ‘What the hell is going on,’</text:span><text:span text:style-name="T1"> </text:span><text:span text:style-name="T3">there remains one more key question.</text:span><text:span text:style-name="T1"> </text:span><text:span text:style-name="T3">Why are you the only person who can perceive the phenomenon?”</text:span></text:p>
      <text:p text:style-name="P2"><text:span text:style-name="T1"><text:tab/></text:span><text:span text:style-name="T3">Karl was receiving the impression that Einarsson didn’t believe him.</text:span><text:span text:style-name="T1"> </text:span><text:span text:style-name="T3">Maybe the scientist thought that the questions he’d brought to him actually related to another sci-fi novel?</text:span><text:span text:style-name="T1"> </text:span><text:span text:style-name="T3">Nonetheless, he’d proven helpful in one respect.</text:span><text:span text:style-name="T1"> </text:span><text:span text:style-name="T3">Yes, indeed, it was most odd.</text:span><text:span text:style-name="T1"> </text:span><text:span text:style-name="T3">Setting insanity aside... for what reason was Karl the only conscious observer of the events that were taking place?</text:span></text:p>
      <text:p text:style-name="P2"><text:span text:style-name="T1"><text:tab/></text:span><text:span text:style-name="T3">Turning that thought over in his mind... [8he set off home].</text:span></text:p>
      <text:p text:style-name="P3"/>
      <text:p text:style-name="P3"/>
      <text:p text:style-name="P3">8</text:p>
      <text:p text:style-name="P2"><text:span text:style-name="T1"><text:tab/></text:span><text:span text:style-name="T3">On the way home, he studied his surroundings intently; he had an overpowering impression that there were fewer people around than usual.</text:span><text:span text:style-name="T1"> </text:span><text:span text:style-name="T3">Inwardly, he was counting on the fact that it only seemed that way to him.</text:span><text:span text:style-name="T1"> </text:span><text:span text:style-name="T3">He was also seriously concerned about Judith’s fate.</text:span><text:span text:style-name="T1"> </text:span><text:span text:style-name="T3">Would he find her at home when he got back?</text:span><text:span text:style-name="T1"> </text:span><text:span text:style-name="T3">What did it matter that she sometimes irritated him?</text:span><text:span text:style-name="T1"> </text:span><text:span text:style-name="T3">Perhaps recent events had opened his eyes but, be that as it may, he now knew that he’d certainly never meet anyone else like her again.</text:span><text:span text:style-name="T1"> </text:span><text:span text:style-name="T3">Besides, he recognised that a bit of an intellectual set-to got the blood flowing. </text:span></text:p>
      <text:p text:style-name="P2"><text:span text:style-name="T1"><text:tab/></text:span><text:span text:style-name="T3">“Just let her be safe and sound, God...”</text:span><text:span text:style-name="T1"> </text:span><text:span text:style-name="T3">he thought in terror as he slowly grasped the door handle.</text:span><text:span text:style-name="T1"> </text:span><text:span text:style-name="T3">“God, help me... and if you don’t exist, that’d be out-and-out shittiness on your part.”</text:span></text:p>
      <text:p text:style-name="P2"><text:span text:style-name="T1"><text:tab/></text:span><text:span text:style-name="T3">“Ah! Here you are!”</text:span><text:span text:style-name="T1"> </text:span><text:span text:style-name="T3">Judith opened the door to him; she’d heard him fumbling ineffectively at the lock. “I was beginning to wonder what you’d got sucked into.”</text:span></text:p>
      <text:p text:style-name="P2"><text:span text:style-name="T1"><text:tab/></text:span><text:span text:style-name="T3">Karl wouldn’t have been able to describe the relief he felt even if he’d tried.</text:span><text:span text:style-name="T1"> </text:span><text:span text:style-name="T3">But he didn’t.</text:span><text:span text:style-name="T1"> </text:span><text:span text:style-name="T3">He simply pulled Judith to him and hugged her as hard as he could.</text:span></text:p>
      <text:p text:style-name="P2"><text:span text:style-name="T1"><text:tab/></text:span><text:span text:style-name="T3">“You’re suffocating me, you lunatic!”</text:span><text:span text:style-name="T1"> </text:span><text:span text:style-name="T3">She laughed.</text:span><text:span text:style-name="T1"> </text:span><text:span text:style-name="T3">“I’m glad to see you, too.</text:span><text:span text:style-name="T1"> </text:span><text:span text:style-name="T3">Come on, come inside now.”</text:span></text:p>
      <text:p text:style-name="P3"/>
      <text:p text:style-name="P2"><text:span text:style-name="T1"><text:tab/></text:span><text:span text:style-name="T3">Over the next few days, Karl got over his recent trying experiences and did his utmost to forget about the strange events and live normally.</text:span><text:span text:style-name="T1"> </text:span><text:span text:style-name="T3">To make the most of what he had.</text:span><text:span text:style-name="T1"> </text:span><text:span text:style-name="T3">Previously, he probably hadn’t really realised just how important his home, his work on his succession of books, his conversations with Judith and at times, even his arguments with her, were to him.</text:span></text:p>
      <text:p text:style-name="P2"><text:soft-page-break/><text:span text:style-name="T1"><text:tab/></text:span><text:span text:style-name="T3">Judith sometimes questioned him about his pursuit of fiction.</text:span></text:p>
      <text:p text:style-name="P2"><text:span text:style-name="T1"><text:tab/></text:span><text:span text:style-name="T3">“Why do you actually need to create different stories?</text:span><text:span text:style-name="T1"> </text:span><text:span text:style-name="T3">And when you’re not writing anything, then you’re reading again, or watching a whole heap of films, serials, series...?</text:span><text:span text:style-name="T1"> </text:span><text:span text:style-name="T3">Is it some kind of escapism?”</text:span></text:p>
      <text:p text:style-name="P2"><text:span text:style-name="T1"><text:tab/></text:span><text:span text:style-name="T3">Karl’s reply would invariably involve the same explanation.</text:span></text:p>
      <text:p text:style-name="P2"><text:span text:style-name="T1"><text:tab/></text:span><text:span text:style-name="T3">“I simply believe that life’s too short.</text:span><text:span text:style-name="T1"> </text:span><text:span text:style-name="T3">The awareness of inevitable death generates an imperative in me to prolong life by every possible means.</text:span><text:span text:style-name="T1"> </text:span><text:span text:style-name="T3">Even if it’s only an ostensible prolongment.</text:span><text:span text:style-name="T1"> </text:span><text:span text:style-name="T3">Writing and reading and watching are the ways I absorb other people’s lives, the fictional and the possible alike.</text:span><text:span text:style-name="T1"> </text:span><text:span text:style-name="T3">Every story is someone’s life... and I can observe it, do you see? I can experience it together with the central character.</text:span><text:span text:style-name="T1"> </text:span><text:span text:style-name="T3">I don’t know what awaits me after death... eternal nothingness, possibly.</text:span><text:span text:style-name="T1"> </text:span><text:span text:style-name="T3">In comparison to that, my one brief life is definitely not nearly enough. It’s outrageously inadequate. So fiction’s my way of compensating for my forthcoming non-existence.</text:span><text:span text:style-name="T1"> </text:span><text:span text:style-name="T3">You never know when the world’s going to end.”</text:span></text:p>
      <text:p text:style-name="P2"><text:span text:style-name="T1"><text:tab/></text:span><text:span text:style-name="T3">Sometimes, that was enough to satisfy her and she’d walk away, bored... as she underscored with a smile... by ‘the sad bullshitting of an unfulfilled intellectual’.</text:span><text:span text:style-name="T1"> </text:span><text:span text:style-name="T3">But there were also times when she took up the topic.</text:span></text:p>
      <text:p text:style-name="P2"><text:span text:style-name="T1"><text:tab/></text:span><text:span text:style-name="T3">“I think the same thing applies to history, you know... as the knowledge of it in the making.</text:span><text:span text:style-name="T1"> </text:span><text:span text:style-name="T3">Look how much information we have that, perhaps, we unconsciously treat as memories of a kind.</text:span><text:span text:style-name="T1"> </text:span><text:span text:style-name="T3">We know what happened in the Middle Ages, in antiquity...</text:span><text:span text:style-name="T1"> </text:span><text:span text:style-name="T3">Thanks to reconstructions, documentaries and, damn it, even thanks to bullshit costume dramas and bodice rippers, we have a kind of picture of what those people looked like, of their customs and of how they spoke.</text:span><text:span text:style-name="T1"> </text:span><text:span text:style-name="T3">Knowledge of the standards of medicine and hygiene of those times... and of the cuisine... even enables us to imagine the smell of a given era.</text:span><text:span text:style-name="T1"> </text:span><text:span text:style-name="T3">We didn’t live then, but we have a different impression,</text:span><text:span text:style-name="T1"> </text:span><text:span text:style-name="T3">because, after all, in this way, we’re ‘remembering’ everything.</text:span><text:span text:style-name="T1"> </text:span><text:span text:style-name="T3">When you think about it... how vast our lives have become thanks to that. How far they extend in time!”</text:span></text:p>
      <text:p text:style-name="P2"><text:span text:style-name="T1"><text:tab/></text:span><text:span text:style-name="T3">“I agree.</text:span><text:span text:style-name="T1"> </text:span><text:span text:style-name="T3">That’s the first half of the problem.</text:span><text:span text:style-name="T1"> </text:span><text:span text:style-name="T3">Because, to use your description, we extend our lives in both directions.</text:span><text:span text:style-name="T1"> </text:span><text:span text:style-name="T3">Yes, we’d most certainly like to </text:span><text:span text:style-name="T6">have</text:span><text:span text:style-name="T3"> lived for ever, but besides that, we’d also wish eternal life for ourselves in the sense of living </text:span><text:span text:style-name="T6">from</text:span><text:span text:style-name="T3"> now for all time. So, in mind, if not in body, we squeeze ourselves as far as possible into the future.</text:span><text:span text:style-name="T1"> </text:span><text:span text:style-name="T3">Hence futurology. Hence sci-fi.</text:span><text:span text:style-name="T1"> </text:span><text:span text:style-name="T3">They give us the sense that we know what the world will be like in the future... they ‘extend’ our lives ‘forward’.</text:span><text:span text:style-name="T1"> </text:span><text:span text:style-name="T3">That’s why I write.</text:span><text:span text:style-name="T1"> </text:span><text:span text:style-name="T3">Even though hardly anyone at all reads it.”</text:span></text:p>
      <text:p text:style-name="P2"><text:span text:style-name="T1"><text:s/><text:tab/></text:span><text:span text:style-name="T3">“Don’t exaggerate.</text:span><text:span text:style-name="T1"> </text:span><text:span text:style-name="T3">I did see what they wrote about that piece from several years back, you know... that it’s ‘a cult novel’.”</text:span></text:p>
      <text:p text:style-name="P2"><text:span text:style-name="T1"><text:tab/></text:span><text:span text:style-name="T3">“It seems that, if you wait long enough, then even shit will obtain a noble patina.</text:span><text:span text:style-name="T1"> </text:span><text:span text:style-name="T3">Anyway, the flourishing of a so-called cult isn’t so much the upshot of either an author’s efforts or the quality of a work; it’s more a result of the activity of the readers’ minds.”</text:span></text:p>
      <text:p text:style-name="P3"/>
      <text:p text:style-name="P2"><text:span text:style-name="T1"><text:tab/></text:span><text:span text:style-name="T3">One day, Karl was looking through some old documents, searching for his father's death certificate,</text:span><text:span text:style-name="T1"> </text:span><text:span text:style-name="T3">but it was nowhere to be found.</text:span><text:span text:style-name="T1"> </text:span><text:span text:style-name="T3">He phoned the register office which had issued it.</text:span></text:p>
      <text:p text:style-name="P2"><text:span text:style-name="T1"><text:tab/></text:span><text:span text:style-name="T3">“I sorry, but I’m afraid I have no information on the matter."</text:span><text:span text:style-name="T1"> </text:span><text:span text:style-name="T3">The clerk’s voice held an edge of suspicion that Karl was sadly all too familiar with now.</text:span><text:span text:style-name="T1"> </text:span><text:span text:style-name="T3">“You must have the wrong branch.</text:span><text:span text:style-name="T1"> </text:span><text:span text:style-name="T3">If anything at all had been dealt with here, there’d certainly be some trace of it.”</text:span></text:p>
      <text:p text:style-name="P2"><text:span text:style-name="T1"><text:tab/></text:span><text:span text:style-name="T3">So, in the tenuous hope that it was, indeed, a mistake, Karl phoned the hospital which had issued the medical certificate of death.</text:span></text:p>
      <text:p text:style-name="P2"><text:span text:style-name="T1"><text:tab/></text:span><text:span text:style-name="T3">“No.</text:span><text:span text:style-name="T1"> </text:span><text:span text:style-name="T3">Unfortunately not.”</text:span><text:span text:style-name="T1"> </text:span><text:span text:style-name="T3">Listening to the voice of the doctor on duty as it came through the phone, Karl mechanically envisaged a short, bald man.</text:span><text:span text:style-name="T1"> </text:span><text:span text:style-name="T3">He started wondering if someone could sound bald.</text:span><text:span text:style-name="T1"> </text:span><text:span text:style-name="T3">“There are no notes at all and no medical history.</text:span><text:span text:style-name="T1"> </text:span><text:span text:style-name="T3">No one of that name has ever been treated here.</text:span><text:span text:style-name="T1"> </text:span><text:span text:style-name="T3">Goodbye.”</text:span></text:p>
      <text:p text:style-name="P2"><text:span text:style-name="T1"><text:tab/></text:span><text:span text:style-name="T3">After Karl had visited several other public institutions, it became clear that neither his father nor his mother had ever existed at all.</text:span><text:span text:style-name="T1"> </text:span><text:span text:style-name="T3">There was no record of them, no documentation concerning them whatsoever.</text:span><text:span text:style-name="T1"> </text:span><text:span text:style-name="T3">Karl felt that he couldn’t bear this much longer, that he might do himself some harm.</text:span><text:span text:style-name="T1"> </text:span><text:span text:style-name="T3">The time had clearly come to decide whether or not to involve someone else in the matter.</text:span><text:span text:style-name="T1"> </text:span><text:span text:style-name="T3">He knew he couldn’t cope with it alone any longer.</text:span><text:span text:style-name="T1"> </text:span><text:span text:style-name="T3">He weighed it up in his mind. Should he [9tell his brother everything and ask him to help]?</text:span><text:span text:style-name="T1"> </text:span><text:span text:style-name="T3">But maybe it would be better [0not to risk that]...?</text:span><text:span text:style-name="T1"> </text:span><text:span text:style-name="T3">You never know... maybe Anton wouldn’t believe him and would take the entire story for a symptom of </text:span><text:soft-page-break/><text:span text:style-name="T3">a serious mental illness...?</text:span></text:p>
      <text:p text:style-name="P3"/>
      <text:p text:style-name="P3"/>
      <text:p text:style-name="P3">0</text:p>
      <text:p text:style-name="P2"><text:span text:style-name="T1"><text:tab/></text:span><text:span text:style-name="T3">Karl decided not to share the burden with anyone else.</text:span><text:span text:style-name="T1"> </text:span><text:span text:style-name="T3">He hoped he’d somehow manage to bear it, that he’d get to the bottom of this slow atrophy of reality... and maybe even prevent it.</text:span><text:span text:style-name="T1"> </text:span><text:span text:style-name="T3">He visited a succession of scientists and delved into conspiracy theories...</text:span></text:p>
      <text:p text:style-name="P2"><text:span text:style-name="T1"><text:tab/></text:span><text:span text:style-name="T3">Meanwhile, the streets grew deserted and the urban infrastructure disappeared.</text:span><text:span text:style-name="T1"> </text:span><text:span text:style-name="T3">Even the topographical features of the land sank into oblivion, one after another.</text:span><text:span text:style-name="T1"> </text:span><text:span text:style-name="T3">Hills, lakes, the nearby forest.</text:span><text:span text:style-name="T1"> </text:span><text:span text:style-name="T3">Those people who still remained had no idea that what was around them was no more than a wretched stub of reality. In fact, that was what triggered the greatest terror in Karl.</text:span><text:span text:style-name="T1"> </text:span><text:span text:style-name="T3">He was like someone who was afflicted with Alzheimer’s disease and sinking into an ever more profound depression, yet the difference here was that it wasn’t memory after memory which was vanishing... here, it was element after element of the world.</text:span></text:p>
      <text:p text:style-name="P2"><text:span text:style-name="T1"><text:tab/></text:span><text:span text:style-name="T3">He thought of his parents with growing frequency, particularly of his father.</text:span><text:span text:style-name="T1"> </text:span><text:span text:style-name="T3">We don’t recollect a much-loved person who is dead as they were in their prime, in their youth, burgeoning with life and health.</text:span><text:span text:style-name="T1"> </text:span><text:span text:style-name="T3">We’d like to, but that’s not how it works.</text:span><text:span text:style-name="T1"> </text:span><text:span text:style-name="T3">If we were with someone like that to the end, then we’ll always remember them as weak, shrunk by disease or by age... or by both..., incapable of performing even the most straightforward of activities unaided.</text:span></text:p>
      <text:p text:style-name="P2"><text:span text:style-name="T1"><text:tab/></text:span><text:span text:style-name="T3">And that’s when we’re lucky.</text:span><text:span text:style-name="T1"> </text:span><text:span text:style-name="T3">Because sometimes we don’t even recall our deceased nearest and dearest as they were in life at all.</text:span><text:span text:style-name="T1"> </text:span><text:span text:style-name="T3">For if it so happens that we’re there at their death, then that crushing sight will stay with us for ever and it overpowers, conquers and smothers the earlier, good and happy memories.</text:span></text:p>
      <text:p text:style-name="P2"><text:span text:style-name="T1"><text:tab/></text:span><text:span text:style-name="T3">They say that the warriors of yore would rather die on the field of battle than of old age in their beds.</text:span><text:span text:style-name="T1"> </text:span><text:span text:style-name="T3">This is ascribed to the categories of heroism and courage.</text:span><text:span text:style-name="T1"> </text:span><text:span text:style-name="T3">Karl didn’t believe it had anything to do with either the one or the other. On the contrary. They’d simply known all too well which was the more dreadful... to die, infirm and decrepit, of old age or suddenly, in battle.</text:span><text:span text:style-name="T1"> </text:span><text:span text:style-name="T3">So this had by no means been heroism, but a </text:span><text:span text:style-name="T4">de facto </text:span><text:span text:style-name="T3">escape.</text:span></text:p>
      <text:p text:style-name="P2"><text:span text:style-name="T1"><text:tab/></text:span><text:span text:style-name="T3">He’d always wondered whether, if he were to meet a sudden death, in an accident, for instance, he’d die with a cry of ‘Oh, God!’ or of ‘Fucking hell!’</text:span><text:span text:style-name="T1"> </text:span><text:span text:style-name="T3">However, once he’d finally decided that he was going to go out on his own terms and avail himself of the 9 mm Luger P08 that had been in their family for generations... it turned out that [1he went without a single word].</text:span></text:p>
      <text:p text:style-name="P3"/>
      <text:p text:style-name="P3"/>
      <text:p text:style-name="P3">9</text:p>
      <text:p text:style-name="P2"><text:span text:style-name="T1"><text:tab/></text:span><text:span text:style-name="T3">Anton didn’t utter a word for a long moment.</text:span><text:span text:style-name="T1"> </text:span><text:span text:style-name="T3">And then he stayed quiet a bit longer.</text:span></text:p>
      <text:p text:style-name="P2"><text:span text:style-name="T1"><text:tab/></text:span><text:span text:style-name="T3">Finally, he spoke. “I don’t know how I’m supposed to respond to this.</text:span><text:span text:style-name="T1"> </text:span><text:span text:style-name="T3">I mean, we’ve always been orphans.</text:span><text:span text:style-name="T1"> </text:span><text:span text:style-name="T3">Our parents’ identities were never established.”</text:span></text:p>
      <text:p text:style-name="P2"><text:span text:style-name="T1"><text:tab/></text:span><text:span text:style-name="T3">“That’s absurd!</text:span><text:span text:style-name="T1"> </text:span><text:span text:style-name="T3">They both lived to a ripe old age!”</text:span><text:span text:style-name="T1"> </text:span><text:span text:style-name="T3">Karl was having a serious problem with staying calm. However, he did what he could not to seem like a frenzied madman.</text:span><text:span text:style-name="T1"> </text:span><text:span text:style-name="T3">“Father died of cancer ten years ago, two days after his eightieth birthday.”</text:span></text:p>
      <text:p text:style-name="P2"><text:span text:style-name="T1"><text:tab/></text:span><text:span text:style-name="T3">“Have you... have you got any photos of them? Documents...? Bloody hell, man, anything at all?!”</text:span></text:p>
      <text:p text:style-name="P2"><text:span text:style-name="T1"><text:tab/></text:span><text:span text:style-name="T3">“No! That’s exactly the problem!</text:span><text:span text:style-name="T1"> </text:span><text:span text:style-name="T3">Everything that’s connected with an object that disappears is also subject to utter disintegration, including all memory of it.”</text:span></text:p>
      <text:p text:style-name="P2"><text:span text:style-name="T1"><text:tab/></text:span><text:span text:style-name="T3">“...but this doesn’t apply to you.”</text:span></text:p>
      <text:p text:style-name="P2"><text:span text:style-name="T1"><text:tab/></text:span><text:span text:style-name="T3">Karl sighed resignedly.</text:span></text:p>
      <text:p text:style-name="P2"><text:span text:style-name="T1"><text:tab/></text:span><text:span text:style-name="T3">“It doesn’t apply to me... and</text:span><text:span text:style-name="T1"> </text:span><text:span text:style-name="T3">I don’t know why that is.</text:span><text:span text:style-name="T1"> </text:span><text:span text:style-name="T3">I’m trying to get to the bottom of it.</text:span><text:span text:style-name="T1"> </text:span><text:span text:style-name="T3">But I can’t take it any longer...</text:span><text:span text:style-name="T1"> </text:span><text:span text:style-name="T3">I think I might have to shoot myself in the head.</text:span><text:span text:style-name="T1"> </text:span><text:span text:style-name="T3">We had parents, we had a happy childhood, we lived with them until we were twenty or thereabouts...</text:span><text:span text:style-name="T1"> </text:span><text:span text:style-name="T3">I mean, I lived with them till then, because you only moved away from Mother thirteen years later, you loser,” Karl laughed unintentionally.</text:span></text:p>
      <text:p text:style-name="P2"><text:span text:style-name="T1"><text:tab/></text:span><text:span text:style-name="T3">“Yes, that’s me down to the ground,”</text:span><text:span text:style-name="T1"> </text:span><text:span text:style-name="T3">Anton said, his face twisting in a cynical smile.</text:span><text:span text:style-name="T1"> </text:span><text:span text:style-name="T3">He could see that his brother was in a wretched psychological state and he didn’t want to risk leaving him alone in his bizarre questing.</text:span><text:span text:style-name="T1"> </text:span><text:span text:style-name="T3">“I’m not saying I believe you.</text:span><text:span text:style-name="T1"> </text:span><text:span text:style-name="T3">But I’m not saying I won’t help </text:span><text:soft-page-break/><text:span text:style-name="T3">you, either.</text:span><text:span text:style-name="T1"> </text:span><text:span text:style-name="T3">One way or another, we’ll get through this together.</text:span><text:span text:style-name="T1"> </text:span><text:span text:style-name="T3">Like we’ve got through everything else.</text:span><text:span text:style-name="T1"> </text:span><text:span text:style-name="T3">What do you suggest we should do next, then?”</text:span></text:p>
      <text:p text:style-name="P2"><text:span text:style-name="T1"><text:tab/></text:span><text:span text:style-name="T3">Karl heaved an evident sigh of relief. “Right now, I’m giving some thought to conspiracy and parascientific theories.” He’d clearly acquired new energy for the task. “Since rationalism’s failed me for the time being, we might as well look for answers somewhere else. It can’t hurt.”</text:span></text:p>
      <text:p text:style-name="P2"><text:span text:style-name="T1"><text:tab/></text:span><text:span text:style-name="T3">“You could be right.</text:span><text:span text:style-name="T1"> </text:span><text:span text:style-name="T3">Scientists are a bit like public officials.</text:span><text:span text:style-name="T1"> </text:span><text:span text:style-name="T3">Bureaucrats have an irksome characteristic; </text:span><text:span text:style-name="T1">they</text:span><text:span text:style-name="T3"> continually try to describe everything.</text:span><text:span text:style-name="T1"> </text:span><text:span text:style-name="T3">Take any example you like.</text:span><text:span text:style-name="T1"> </text:span><text:span text:style-name="T3">Works of art.</text:span><text:span text:style-name="T1"> </text:span><text:span text:style-name="T3">I can just see a pen-pusher compiling a catalogue... or drawing up a parliamentary bill concerning the nation’s heritage... and describing Velázquez’s </text:span><text:span text:style-name="T4">Surrender of Breda</text:span><text:span text:style-name="T3"> down to the very last detail.</text:span><text:span text:style-name="T1"> </text:span><text:span text:style-name="T3">It’s kind of... dehumanising.” </text:span></text:p>
      <text:p text:style-name="P3"><text:tab/>Anton thought for a moment before continuing. </text:p>
      <text:p text:style-name="P7"><text:span text:style-name="T3">“Or, even better... Pierre Schaeffer’s </text:span><text:span text:style-name="T4">musique concrète</text:span><text:span text:style-name="T3">,” he chuckled.</text:span><text:span text:style-name="T1"> </text:span><text:span text:style-name="T3">“Of course.</text:span><text:span text:style-name="T1"> </text:span><text:span text:style-name="T3">There’s a multitude of works where any attempt whatsoever to describe them verbally... even a successful one... immediately distorts the work’s meaning, significance and purpose absolutely.</text:span><text:span text:style-name="T1"> </text:span><text:span text:style-name="T3">In a case like that, a verbal description simultaneously becomes a deformation.”</text:span></text:p>
      <text:p text:style-name="P2"><text:span text:style-name="T1"><text:tab/></text:span><text:span text:style-name="T3">Karl mused over his brother’s words for a moment.</text:span><text:span text:style-name="T1"> </text:span><text:span text:style-name="T3">Then he took up the conversational thread.</text:span></text:p>
      <text:p text:style-name="P2"><text:span text:style-name="T1"><text:tab/></text:span><text:span text:style-name="T3">“OK.</text:span><text:span text:style-name="T1"> </text:span><text:span text:style-name="T3">[AWe could talk to a group postulating the existence of the Mandela effect].</text:span><text:span text:style-name="T1"> </text:span><text:span text:style-name="T3">You could say they believe that alternate realities overlap and that people unknowingly percolate between them. Something else that’d be apt are the kind of [Bsects that believe the world is simply a computer game].</text:span><text:span text:style-name="T1"> </text:span><text:span text:style-name="T3">I’ve seen their members hanging around in the streets several times, wearing cybergothic outfits and clutching weird banners. And maybe we should also look into the conspiracy theories which say that the Moon’s made of cheese.”</text:span></text:p>
      <text:p text:style-name="P2"><text:span text:style-name="T1"><text:tab/></text:span><text:span text:style-name="T3">Anton laughed, though a touch nervously.</text:span></text:p>
      <text:p text:style-name="P2"><text:span text:style-name="T1"><text:tab/></text:span><text:span text:style-name="T3">“I know a woman who's involved in creationist theory,” he said.</text:span><text:span text:style-name="T1"> </text:span><text:span text:style-name="T3">Perhaps we should check whether, perchance, [Cthe Lord God Himself isn’t punishing us]?”</text:span></text:p>
      <text:p text:style-name="P3"/>
      <text:p text:style-name="P3"/>
      <text:p text:style-name="P6">A</text:p>
      <text:p text:style-name="P2"><text:span text:style-name="T1"><text:tab/></text:span><text:span text:style-name="T3">They made their way slowly through the town and Karl was dismayed as he assessed the extent of the decline in the structure of reality.</text:span><text:span text:style-name="T1"> </text:span><text:span text:style-name="T3">There was almost no traffic. Pedestrians were a rarity.</text:span><text:span text:style-name="T1"> </text:span><text:span text:style-name="T3">The buildings which still remained were intermittent. The district looked like the jaw of a man who’d been smacked hard in the face with an iron and lost every other tooth.</text:span><text:span text:style-name="T8"> </text:span></text:p>
      <text:p text:style-name="P2"><text:span text:style-name="T1"><text:tab/></text:span><text:span text:style-name="T3">In order to distract himself and stop thinking about this, if only for a moment, Karl tackled a different topic.</text:span></text:p>
      <text:p text:style-name="P2"><text:span text:style-name="T1"><text:tab/></text:span><text:span text:style-name="T3">“I sometimes wonder why you’re still single.</text:span><text:span text:style-name="T1"> </text:span><text:span text:style-name="T3">If it isn’t a sensitive subject, that is?</text:span><text:span text:style-name="T1"> </text:span><text:span text:style-name="T3">I know you’ve always got someone on the go, but never for good.”</text:span></text:p>
      <text:p text:style-name="P2"><text:span text:style-name="T1"><text:tab/></text:span><text:span text:style-name="T3">Anton gave a lopsided smile and kicked a can lying on the street.</text:span></text:p>
      <text:p text:style-name="P2"><text:span text:style-name="T1"><text:tab/></text:span><text:span text:style-name="T3">“I don’t know.”</text:span><text:span text:style-name="T1"> </text:span><text:span text:style-name="T3">He hesitated.</text:span><text:span text:style-name="T1"> </text:span><text:span text:style-name="T3">“N-o-o-o, that’s a barefaced lie.</text:span><text:span text:style-name="T1"> </text:span><text:span text:style-name="T3">I know exactly why, but I don’t like splitting. Listen, love’s like the coccyx. It’s an atavism.</text:span><text:span text:style-name="T1"> </text:span><text:span text:style-name="T3">An archaic, evolutionary vestige, not needed or noticed by anyone any more, and so... disappearing.</text:span><text:span text:style-name="T1"> </text:span><text:span text:style-name="T3">It traces back to the times when a woman needed protecting, defending and security and that’s also why the tie between a woman and her partner-protector was indispensable.</text:span><text:span text:style-name="T1"> </text:span><text:span text:style-name="T3">A tie that, in effect, also provided security to their issue and thus guaranteed the uninterrupted passing on of their genes.”</text:span></text:p>
      <text:p text:style-name="P2"><text:span text:style-name="T1"><text:tab/></text:span><text:span text:style-name="T3">He spat on the asphalt.</text:span><text:span text:style-name="T1"> </text:span><text:span text:style-name="T3">They walked on for a moment in silence. Finally, Anton took up the thread again.</text:span></text:p>
      <text:p text:style-name="P2"><text:span text:style-name="T1"><text:tab/></text:span><text:span text:style-name="T3">“Doesn’t it seem to you that love’s grown shallower, that it’s contracted, become stunted?</text:span><text:span text:style-name="T1"> </text:span><text:span text:style-name="T3">Vanished, like a superfluous organ, because women don't need protection any more... or, at any rate, that’s how it appears to them. Romantic feelings don’t really occur, while the commonplace human impulses of caring and nurturing that still remain here and there are simply met with animosity, prejudice or repugnance.”</text:span></text:p>
      <text:p text:style-name="P2"><text:span text:style-name="T1"><text:tab/></text:span><text:span text:style-name="T3">Karl didn’t respond.</text:span><text:span text:style-name="T1"> </text:span><text:span text:style-name="T3">He was musing over how diversely the same world could be perceived by different people.</text:span></text:p>
      <text:p text:style-name="P2"><text:span text:style-name="T1"><text:tab/></text:span><text:span text:style-name="T3">They’d searched on the Internet and found a local group of devotees to the Mandela effect. The group’s activities were typical; meetings, lectures, film screenings and, of course, a lively </text:span><text:soft-page-break/><text:span text:style-name="T3">presence on YouTube, as well.</text:span><text:span text:style-name="T1"> </text:span><text:span text:style-name="T3">They had a rented room at their disposal and that very day they were giving an introductory talk for those new to the subject.</text:span></text:p>
      <text:p text:style-name="P2"><text:span text:style-name="T1"><text:tab/></text:span><text:span text:style-name="T3">Karl and Anton came into the room and found a couple of seats.</text:span><text:span text:style-name="T1"> </text:span><text:span text:style-name="T3">There was an audience of some dozen or so people in total and the presentation had already started. The speaker, a tall, skinny man with a shrill, squeaky voice, was holding forth.</text:span></text:p>
      <text:p text:style-name="P2"><text:span text:style-name="T1"><text:tab/></text:span><text:span text:style-name="T3">“...and so, as you can see, the theory of which I am an adherent is primarily based on people... on the relationships between specific, living people who remember alternate facts, people who are witnesses to an alternate version of history, to a range of events... they are the walking proof of the fact that certain things occurred differently from what the official records say; they bore different names, they looked different and so forth.</text:span><text:span text:style-name="T1"> </text:span><text:span text:style-name="T3">Someone or something introduces concrete changes into reality, sometimes major, sometime minor, but even though those changes evade the attention of most, there’s always a group of people who </text:span><text:span text:style-name="T6">do</text:span><text:span text:style-name="T3"> notice. It might be that a parallel line of reality collides with ours.</text:span><text:span text:style-name="T1"> </text:span><text:span text:style-name="T3">But it could be that someone deliberately interferes with our space-time, for example, as part of a scientific experiment.</text:span><text:span text:style-name="T1"> </text:span><text:span text:style-name="T3">We suspect that the experiments carried out at the CERN laboratory are to blame.</text:span><text:span text:style-name="T1"> </text:span><text:span text:style-name="T3">But one way or another, the upshot is that our reality gets mixed up with a parallel world, which causes some people to remember a version of the past that’s different from what everyone else recalls.</text:span><text:span text:style-name="T1"> </text:span><text:span text:style-name="T3">Since you’re here today, in all likelihood most of you have noticed that some films have different scenes, or a different ending, that some products have different names, that the facts presented in the history books are out of kilter... to say nothing of the Bible.”</text:span></text:p>
      <text:p text:style-name="P2"><text:span text:style-name="T1"><text:tab/></text:span><text:span text:style-name="T3">Once the talk was over and the audience was dispersing, the brothers managed to have a word with the skinny speaker.</text:span></text:p>
      <text:p text:style-name="P2"><text:span text:style-name="T1"><text:tab/></text:span><text:span text:style-name="T3">“You are aware of how insane your story sounds, aren’t you?” their beanpole of a host squeaked.</text:span></text:p>
      <text:p text:style-name="P2"><text:span text:style-name="T1"><text:tab/></text:span><text:span text:style-name="T3">‘Just look who’s talking,’ Karl thought, but he kept it to himself.</text:span></text:p>
      <text:p text:style-name="P2"><text:span text:style-name="T1"><text:tab/></text:span><text:span text:style-name="T3">“I’m sorry, but I can’t help you,” the beanpole continued.</text:span><text:span text:style-name="T1"> </text:span><text:span text:style-name="T3">“I don’t believe your theory. I don’t see any of the manifestations.</text:span><text:span text:style-name="T1"> </text:span><text:span text:style-name="T3">Everything’s vanishing?</text:span><text:span text:style-name="T1"> </text:span><text:span text:style-name="T3">Come on! Everything’s just the same as always.</text:span><text:span text:style-name="T1"> </text:span><text:span text:style-name="T3">N-o-o-o. What interests us are changes... geographical, factual, anatomical.</text:span><text:span text:style-name="T1"> </text:span><text:span text:style-name="T3">Changes in nomenclature, in design, in film dialogues.</text:span><text:span text:style-name="T1"> </text:span><text:span text:style-name="T3">Even if one recognises that a vanishing object also constitutes a kind of change... well, if it was a manifestation of the Mandela Effect, an entire group of people would unquestionably have noticed.</text:span><text:span text:style-name="T1"> </text:span><text:span text:style-name="T3">That’s the crux of the matter.”</text:span></text:p>
      <text:p text:style-name="P2"><text:span text:style-name="T1"><text:tab/></text:span><text:span text:style-name="T3">“Oh well, there we are. One way or another, it was worth giving it a try,” said Anton as they were leaving the building.</text:span><text:span text:style-name="T1"> </text:span><text:span text:style-name="T3">“After listening to all that twaddle, I really can see that they’re actually involved in something that’s completely different from what brought us here. They’re two utterly different things.</text:span><text:span text:style-name="T1"> </text:span><text:span text:style-name="T3">We’ll think about what to do next tomorrow.”</text:span></text:p>
      <text:p text:style-name="P2"><text:span text:style-name="T1"><text:tab/></text:span><text:span text:style-name="T3">It was, indeed, now late, so they went their separate ways after [Dagreeing to meet the following day].</text:span></text:p>
      <text:p text:style-name="P3"/>
      <text:p text:style-name="P3"/>
      <text:p text:style-name="P6">B</text:p>
      <text:p text:style-name="P2"><text:span text:style-name="T1"><text:tab/></text:span><text:span text:style-name="T3">The sect generally handed out copious quantities of leaflets in town, which is why the area where its headquarters were located was common knowledge.</text:span><text:span text:style-name="T1"> </text:span><text:span text:style-name="T3">As they made their way there, Karl felt disheartened and frightened, because he knew just how many injuries reality had sustained.</text:span><text:span text:style-name="T1"> </text:span><text:span text:style-name="T3">While it seemed to him that the streets were sunnier than usual, he quickly realised that the town was quite simply missing significant swathes of its buildings.</text:span><text:span text:style-name="T1"> </text:span><text:span text:style-name="T3">Instead of the rush-hour crush, the pavements were almost deserted.</text:span><text:span text:style-name="T1"> </text:span><text:span text:style-name="T3">The traffic on the roads had more or less died away completely.</text:span></text:p>
      <text:p text:style-name="P2"><text:span text:style-name="T1"><text:tab/></text:span><text:span text:style-name="T3">Anton was utterly unaware of this and strode along at a lively pace, talking about his erotic conquests.</text:span></text:p>
      <text:p text:style-name="P2"><text:span text:style-name="T1"><text:tab/></text:span><text:span text:style-name="T3">“... so, that’s what last week was like. And the day before yesterday I met this blonde.</text:span><text:span text:style-name="T1"> </text:span><text:span text:style-name="T3">It took me quite some time to talk that one into sex, but I won in the end. I had her, right on her kitchen table."</text:span></text:p>
      <text:p text:style-name="P2"><text:span text:style-name="T1"><text:tab/></text:span><text:span text:style-name="T3">“Oh. Did she have anything against it?”</text:span></text:p>
      <text:p text:style-name="P2"><text:span text:style-name="T1"><text:tab/></text:span><text:span text:style-name="T3">“Yup.</text:span><text:span text:style-name="T1"> </text:span><text:span text:style-name="T3">The washing machine. But don't worry, I moved that out of the way first.”</text:span></text:p>
      <text:p text:style-name="P2"><text:span text:style-name="T1"><text:tab/></text:span><text:span text:style-name="T3">Along the way, Karl threw a few coins to a beggar standing by a shop.</text:span><text:span text:style-name="T1"> </text:span><text:span text:style-name="T3">‘He'd better spend them quickly,’ he thought anxiously.</text:span><text:span text:style-name="T1"> </text:span><text:span text:style-name="T3">‘He mightn’t have much time for it now.’</text:span></text:p>
      <text:p text:style-name="P7"><text:span text:style-name="T3">“What’re you giving money to tramps for?” Anton asked in surprise.</text:span><text:span text:style-name="T1"> </text:span><text:span text:style-name="T3">“He’ll only drink it.</text:span><text:span text:style-name="T1"> </text:span><text:span text:style-name="T3">I </text:span><text:soft-page-break/><text:span text:style-name="T3">don’t know. It’s like you kissed a prostitute’s hand or something of the kind.”</text:span></text:p>
      <text:p text:style-name="P2"><text:span text:style-name="T1"><text:tab/></text:span><text:span text:style-name="T3">“May you never have first-hand experience of the fact that beggars are human beings just like you, only things didn’t work out so well for them,” Karl growled in annoyance.</text:span><text:span text:style-name="T1"> </text:span><text:span text:style-name="T3">“You know how it goes... times of prosperity are when the criminals are living better than royalty and times of crisis are when the criminals are the only people living the good life.</text:span><text:span text:style-name="T1"> </text:span><text:span text:style-name="T3">And by the way, if you must know, it so happens that I </text:span><text:span text:style-name="T6">have</text:span><text:span text:style-name="T3"> kissed a prostitute’s hand.” </text:span></text:p>
      <text:p text:style-name="P2"><text:span text:style-name="T1"><text:tab/></text:span><text:span text:style-name="T3">“How come?” Anton gazed at him in astonishment.</text:span></text:p>
      <text:p text:style-name="P2"><text:span text:style-name="T1"><text:tab/></text:span><text:span text:style-name="T3">“In the usual course of things.</text:span><text:span text:style-name="T1"> </text:span><text:span text:style-name="T3">I left and it seemed courteous to say goodbye.</text:span><text:span text:style-name="T1"> </text:span><text:span text:style-name="T3">A woman deserves respect.</text:span><text:span text:style-name="T1"> </text:span><text:span text:style-name="T3">And anyway, a touch of good manners never killed anyone yet, you boor!”</text:span></text:p>
      <text:p text:style-name="P2"><text:span text:style-name="T1"><text:tab/></text:span><text:span text:style-name="T3">They had now arrived at their destination.</text:span><text:span text:style-name="T1"> </text:span><text:span text:style-name="T3">There wasn’t so much as an inch of the building that wasn’t covered in graffiti.</text:span><text:span text:style-name="T1"> </text:span><text:span text:style-name="T3">Slogans leapt out at them from the walls;</text:span><text:span text:style-name="T1"> </text:span><text:span text:style-name="T3">‘You are someone’s tamagotchi’, ‘Leaving the game is a deadly sin’ and the like.</text:span><text:span text:style-name="T1"> </text:span><text:span text:style-name="T3">With thoughts of sects in mind, Karl had been expecting figures gliding around in silence, clad in habits or gauzy robes at the very least. The sight that greeted them, though, was a gaudy, vociferous rabble encamped both outside the entrance and inside.</text:span><text:span text:style-name="T1"> </text:span><text:span text:style-name="T3">People of both sexes rocking the cybergoth look were gaming, most often on handheld devices or on computers or home consoles in the various rooms. Some were enthusiastically taking drugs in various forms and some were having sex in public.</text:span></text:p>
      <text:p text:style-name="P2"><text:span text:style-name="T1"><text:tab/></text:span><text:span text:style-name="T3">The group’s leader welcomed the newly-arrived brothers and ordered them to call him ‘abbot’.</text:span></text:p>
      <text:p text:style-name="P2"><text:span text:style-name="T1"><text:tab/></text:span><text:span text:style-name="T3">“...though this colourful gang call me ‘Commander of the Teutonic Order’ for a laugh," he added in amusement.</text:span></text:p>
      <text:p text:style-name="P2"><text:span text:style-name="T1"><text:tab/></text:span><text:span text:style-name="T3">He looked completely normal; he wasn’t wearing make-up, coloured contact lenses or any kind of mask and his head wasn’t crowned by a mohican.</text:span><text:span text:style-name="T1"> </text:span><text:span text:style-name="T3">He didn’t even have any body piercings or tattoos....</text:span><text:span text:style-name="T1"> </text:span><text:span text:style-name="T3">or not anywhere that was visible, at any rate.</text:span></text:p>
      <text:p text:style-name="P2"><text:span text:style-name="T1"><text:tab/></text:span><text:span text:style-name="T3">“Sure," he continued. “The whole universe is just a computer game we’re taking part in.</text:span><text:span text:style-name="T1"> </text:span><text:span text:style-name="T3">Actually, the word ‘just’ just doesn’t cut it. Really, I should use the phrase ‘no less than’.</text:span><text:span text:style-name="T1"> </text:span><text:span text:style-name="T3">After all, you can do what you want in a computer game. Absolute freedom rules here, because we know that everything around us isn’t real anyway.”</text:span></text:p>
      <text:p text:style-name="P2"><text:span text:style-name="T1"><text:tab/></text:span><text:span text:style-name="T3">Anton thought for a moment.</text:span></text:p>
      <text:p text:style-name="P2"><text:span text:style-name="T1"><text:tab/></text:span><text:span text:style-name="T3">“Absolute freedom?”</text:span><text:span text:style-name="T1"> </text:span><text:span text:style-name="T3">he asked.</text:span><text:span text:style-name="T1"> </text:span><text:span text:style-name="T3">“Including... murder?”</text:span></text:p>
      <text:p text:style-name="P2"><text:span text:style-name="T1"><text:tab/></text:span><text:span text:style-name="T3">“Of course,” said the abbot.</text:span><text:span text:style-name="T1"> </text:span><text:span text:style-name="T3">“We believe we get extra points for frags. Besides, if you get rid of another player from the game, they still have loads of lives and, ultimately, you can also start the game again from scratch.</text:span><text:span text:style-name="T1"> </text:span><text:span text:style-name="T3">What’s more, there’s a high likelihood that you’ll actually have got rid of an NPC.</text:span><text:span text:style-name="T1"> </text:span><text:span text:style-name="T3">We do what we fancy... what it’s about is the game giving as much pleasure as possible.</text:span><text:span text:style-name="T1"> </text:span><text:span text:style-name="T3">After all, that’s why we play, isn’t it?”</text:span></text:p>
      <text:p text:style-name="P2"><text:span text:style-name="T1"><text:tab/></text:span><text:span text:style-name="T3">“Hang on,” said Karl, who was rather confused.</text:span><text:span text:style-name="T1"> </text:span><text:span text:style-name="T3">“What’s an NPC?”</text:span></text:p>
      <text:p text:style-name="P2"><text:span text:style-name="T1"><text:tab/></text:span><text:span text:style-name="T3">The abbot gave him a reproving look. “A non-player character, of course.</text:span><text:span text:style-name="T1"> </text:span><text:span text:style-name="T3">Characters generated by the computer and programmed to interact with the players so as to make the game more interesting.”</text:span></text:p>
      <text:p text:style-name="P2"><text:span text:style-name="T1"><text:tab/></text:span><text:span text:style-name="T3">“In other words... it’s a kind of... futuristic solipsism?” asked Anton.</text:span></text:p>
      <text:p text:style-name="P2"><text:span text:style-name="T1"><text:tab/></text:span><text:span text:style-name="T3">“I’d say it’s the direct opposite.</text:span><text:span text:style-name="T1"> </text:span><text:span text:style-name="T3">We’re not solipsists and we’re not into materialistic agnosticism, either.</text:span><text:span text:style-name="T1"> </text:span><text:span text:style-name="T3">Solipsism says that only the observing subject is real and that reality in its entirety is simply the set of his or her own, subjective impressions, while all the people and inanimate objects encountered are, so to say, parts of the mind of the individual experiencing them.</text:span><text:span text:style-name="T1"> </text:span><text:span text:style-name="T3">Whereas we allow for a completely different possibility... who can vouch for the fact that you or I really exist, that, actually, we’re players?</text:span><text:span text:style-name="T1"> </text:span><text:span text:style-name="T3">Maybe we don’t really exist at all? We might be stuck here in the form of NPCs, constituting nothing more than a background for some real person-player.</text:span><text:span text:style-name="T1"> </text:span><text:span text:style-name="T3">From what I can see, you’re both NPCs, too, your characters are so lousily put-together.” </text:span></text:p>
      <text:p text:style-name="P2"><text:span text:style-name="T1"><text:tab/></text:span><text:span text:style-name="T3">In the end, the abbot stated that Karl’s problem was of absolutely no interest to him and that he wasn’t going to devote any more time to non-existent people because he had to collect more game points.</text:span><text:span text:style-name="T1"> </text:span><text:span text:style-name="T3">Concerned that this might mean they were about to become a way for him to acquire more frags, the brothers hurriedly left the building. </text:span></text:p>
      <text:p text:style-name="P2"><text:span text:style-name="T1"><text:tab/></text:span><text:span text:style-name="T3">It was now so late that they arranged to continue their quest the next day.</text:span><text:span text:style-name="T1"> </text:span><text:span text:style-name="T3">[DKarl resignedly set off home].</text:span></text:p>
      <text:p text:style-name="P3"/>
      <text:p text:style-name="P3"><text:soft-page-break/></text:p>
      <text:p text:style-name="P6">C</text:p>
      <text:p text:style-name="P2"><text:span text:style-name="T1"><text:tab/></text:span><text:span text:style-name="T3">They made their way slowly toward the restaurant where Anton had arranged for them to meet his acquaintance,</text:span><text:span text:style-name="T1"> </text:span><text:span text:style-name="T3">Anna Koenig, who was a doctor of theology and, at one and the same time, a militant creationist.</text:span></text:p>
      <text:p text:style-name="P2"><text:span text:style-name="T1"><text:tab/></text:span><text:span text:style-name="T3">“I’m really not convinced that this is the right track,” Karl muttered as they walked along.</text:span><text:span text:style-name="T1"> </text:span><text:span text:style-name="T3">“You know what they say about all religious fanatics... to them, truth, understood as a description of an actual state, constitutes a personal affront.”</text:span></text:p>
      <text:p text:style-name="P2"><text:span text:style-name="T1"><text:tab/></text:span><text:span text:style-name="T3">“It was you who said ‘since rational solutions have failed us’...”</text:span></text:p>
      <text:p text:style-name="P2"><text:span text:style-name="T1"><text:tab/></text:span><text:span text:style-name="T3">“Yes, yes, I know.</text:span><text:span text:style-name="T1"> </text:span><text:span text:style-name="T3">Very well, then.”</text:span></text:p>
      <text:p text:style-name="P2"><text:span text:style-name="T1"><text:tab/></text:span><text:span text:style-name="T3">They walked on in silence for a minute.</text:span><text:span text:style-name="T1"> </text:span><text:span text:style-name="T3">Karl was trying to assess just how many elements of reality had now been subject to dematerialisation.</text:span><text:span text:style-name="T1"> </text:span><text:span text:style-name="T3">The town was noticeably less densely built-up than it had been only the previous day. The traffic was practically indiscernible.</text:span></text:p>
      <text:p text:style-name="P2"><text:span text:style-name="T1"><text:tab/></text:span><text:span text:style-name="T3">Finally, Karl turned to a new topic of conversation, chiefly in order to take his mind off his growing sense of fear for a moment.</text:span><text:span text:style-name="T9"><text:tab/></text:span></text:p>
      <text:p text:style-name="P7"><text:span text:style-name="T3">“Do you know her personally?</text:span><text:span text:style-name="T9"> </text:span><text:span text:style-name="T3">Can you go into any detail?</text:span><text:span text:style-name="T1"> </text:span><text:span text:style-name="T3">How does she behave? What does she look like?</text:span><text:span text:style-name="T1"> </text:span><text:span text:style-name="T3">She’s bound to take us for lunatics.”</text:span></text:p>
      <text:p text:style-name="P2"><text:span text:style-name="T1"><text:tab/></text:span><text:span text:style-name="T3">“Ah, well, a tall, gorgeous redhead...”</text:span></text:p>
      <text:p text:style-name="P2"><text:span text:style-name="T1"><text:tab/></text:span><text:span text:style-name="T3">Karl gave his brother a suspicious glance.</text:span></text:p>
      <text:p text:style-name="P2"><text:span text:style-name="T1"><text:tab/></text:span><text:span text:style-name="T3">“Not so long ago, your basic criterion for judging female beauty was ‘What a looker! Like something out of a porn flick!’...”</text:span></text:p>
      <text:p text:style-name="P2"><text:span text:style-name="T1"><text:tab/></text:span><text:span text:style-name="T3">“Of course.</text:span><text:span text:style-name="T1"> </text:span><text:span text:style-name="T3">It still is.</text:span><text:span text:style-name="T1"> </text:span><text:span text:style-name="T3">There’s no reason to go changing an efficient system of evaluation.”</text:span></text:p>
      <text:p text:style-name="P2"><text:span text:style-name="T1"><text:tab/></text:span><text:span text:style-name="T3">“And you’re surprised you’re still single.”</text:span></text:p>
      <text:p text:style-name="P2"><text:span text:style-name="T1"><text:tab/></text:span><text:span text:style-name="T3">Anton shrugged.</text:span></text:p>
      <text:p text:style-name="P2"><text:span text:style-name="T1"><text:tab/></text:span><text:span text:style-name="T3">“I’m not surprised at all.</text:span><text:span text:style-name="T1"> </text:span><text:span text:style-name="T3">I’m not a child. I know very well that life can never compare to good cinema.”</text:span></text:p>
      <text:p text:style-name="P2"><text:span text:style-name="T1"><text:tab/></text:span><text:span text:style-name="T3">It turned out that Anna was already waiting for them</text:span><text:span text:style-name="T1"> </text:span><text:span text:style-name="T3">and it became clear that Anton’s description of her had been spot on, at any rate.</text:span><text:span text:style-name="T1"> </text:span><text:span text:style-name="T3">It could even be said to have hovered on the borders of understatement.</text:span></text:p>
      <text:p text:style-name="P2"><text:span text:style-name="T1"><text:tab/></text:span><text:span text:style-name="T3">Contrary to Karl’s fears, she heard them out with genuine interest.</text:span></text:p>
      <text:p text:style-name="P2"><text:span text:style-name="T1"><text:tab/></text:span><text:span text:style-name="T3">“I don’t think that what’s happened to you is at all impossible or even unbelievable,” she said once they’d finished.</text:span><text:span text:style-name="T1"> </text:span><text:span text:style-name="T3">“But then... what I’m involved in is what’s known as Young Earth Creationism.</text:span><text:span text:style-name="T1"> </text:span><text:span text:style-name="T3">We build our theory on the basis of a biblical interpretation whereby it is evident that our planet is less than six thousand years old... or nine, at the most. Earth, humankind and all life on Earth was created by God in six days.</text:span><text:span text:style-name="T1"> </text:span><text:span text:style-name="T3">It was then that He made the basic forms of living organisms... the ‘baramins’ or ‘created kinds’.</text:span><text:span text:style-name="T1"> </text:span><text:span text:style-name="T3">They don’t originate from a common ancestor at all, as ridiculous evolutionary theory has it.</text:span><text:span text:style-name="T1"> </text:span><text:span text:style-name="T3">More specifically... those baramins, those independently created </text:span><text:span text:style-name="T4">fauna </text:span><text:span text:style-name="T3">and </text:span><text:span text:style-name="T4">flora</text:span><text:span text:style-name="T3">, can change slightly under the impact of stimuli flowing from the environment, for instance, or as a result of various mutations, but only within a highly limited scope.</text:span><text:span text:style-name="T1"> </text:span><text:span text:style-name="T3">And so I can assure you that monkeys and humans don’t have a common ancestor... not at all.”</text:span><text:span text:style-name="T1"> </text:span><text:span text:style-name="T3">She smiled with such charm that, if Karl had been standing, his knees would have almost given way beneath him.</text:span></text:p>
      <text:p text:style-name="P2"><text:span text:style-name="T1"><text:tab/></text:span><text:span text:style-name="T3">“In that case, how do you explain species dying out?”</text:span><text:span text:style-name="T1"> </text:span><text:span text:style-name="T3">Anton asked.</text:span><text:span text:style-name="T1"> </text:span><text:span text:style-name="T3">“Let’s take the classic example of the dinosaurs.”</text:span></text:p>
      <text:p text:style-name="P2"><text:span text:style-name="T1"><text:tab/></text:span><text:span text:style-name="T3">“It’s easy to explain by global catastrophes like the biblical Flood... and similar,” Anna replied like a shot, brushing a curly lock of auburn hair away from her face with a subtle gesture which had Karl thanking his lucky stars that he was firmly seated on his chair.</text:span></text:p>
      <text:p text:style-name="P2"><text:span text:style-name="T1"><text:tab/></text:span><text:span text:style-name="T3">“However,” she continued, “first and foremost, we maintain that the universe was created by God from nothing, in accordance with the principle of </text:span><text:span text:style-name="T5">creatio ex nihilo</text:span><text:span text:style-name="T7">.</text:span><text:span text:style-name="T1"> </text:span><text:span text:style-name="T3">So it’s not inconceivable that, at the end of the world, the universe could return to that </text:span><text:span text:style-name="T4">nihil</text:span><text:span text:style-name="T3">.</text:span><text:span text:style-name="T1"> </text:span><text:span text:style-name="T3">Moreover, since it was created gradually, it might also cease to exist in the same way.”</text:span></text:p>
      <text:p text:style-name="P2"><text:span text:style-name="T1"><text:tab/></text:span><text:span text:style-name="T3">Karl and Anton immediately pricked up their ears.</text:span></text:p>
      <text:p text:style-name="P2"><text:span text:style-name="T1"><text:tab/></text:span><text:span text:style-name="T3">“In that case, why’s the phenomenon only being perceived by one person?!” Anton enquired.</text:span></text:p>
      <text:p text:style-name="P2"><text:span text:style-name="T1"><text:tab/></text:span><text:span text:style-name="T3">“God is merciful.</text:span><text:span text:style-name="T1"> </text:span><text:span text:style-name="T3">He could be shielding the fact that the Apocalypse is beginning from our eyes,” Anna responded. Then, in an unusually calm and gentle tone, she added, </text:span><text:span text:style-name="T1">“</text:span><text:span text:style-name="T3">Since it’s only your </text:span><text:soft-page-break/><text:span text:style-name="T3">brother who can see the end approaching, he’s undoubtedly God’s Prophet.”</text:span></text:p>
      <text:p text:style-name="P2"><text:span text:style-name="T1"><text:tab/></text:span><text:span text:style-name="T3">Karl experienced a sudden rush of heat.</text:span><text:span text:style-name="T1"> </text:span><text:span text:style-name="T3">He felt that he had to get away from the table without further ado. He wanted to be alone for a minute, to gather himself together.</text:span></text:p>
      <text:p text:style-name="P2"><text:span text:style-name="T1"><text:tab/></text:span><text:span text:style-name="T3">“Excuse me for a moment,” he said.</text:span><text:span text:style-name="T1"> </text:span><text:span text:style-name="T3">“I must just go and powder my nose.”</text:span></text:p>
      <text:p text:style-name="P2"><text:span text:style-name="T1"><text:tab/></text:span><text:span text:style-name="T3">He walked into the toilet, turned on the tap and immersed his hands and face in cold water.</text:span><text:span text:style-name="T1"> </text:span><text:span text:style-name="T3">The world was spinning in front of his eyes.</text:span><text:span text:style-name="T1"> </text:span><text:span text:style-name="T3">‘Prophet?</text:span><text:span text:style-name="T1"> </text:span><text:span text:style-name="T3">What fucking prophet?!’ he thought feverishly.</text:span><text:span text:style-name="T1"> </text:span><text:span text:style-name="T3">‘What apocalypse?!</text:span><text:span text:style-name="T1"> </text:span><text:span text:style-name="T3">It’s sheer madness!’</text:span></text:p>
      <text:p text:style-name="P2"><text:span text:style-name="T1"><text:tab/></text:span><text:span text:style-name="T3">When he returned to the table some ten or so minutes later, Anton was sitting there alone.</text:span></text:p>
      <text:p text:style-name="P2"><text:span text:style-name="T1"><text:tab/></text:span><text:span text:style-name="T3">“Where’s Anna?</text:span><text:span text:style-name="T1"> </text:span><text:span text:style-name="T3">Has she left?</text:span><text:span text:style-name="T1"> </text:span><text:span text:style-name="T3">That quickly?”</text:span><text:span text:style-name="T1"> </text:span><text:span text:style-name="T3">Karl asked.</text:span></text:p>
      <text:p text:style-name="P2"><text:span text:style-name="T1"><text:tab/></text:span><text:span text:style-name="T3">“Anna?</text:span><text:span text:style-name="T1"> </text:span><text:span text:style-name="T3">What Anna?”</text:span><text:span text:style-name="T1"> </text:span><text:span text:style-name="T3">Anton looked genuinely alarmed. “Are you feeling all right?</text:span><text:span text:style-name="T1"> </text:span><text:span text:style-name="T3">You walked off so suddenly.</text:span><text:span text:style-name="T1"> </text:span><text:span text:style-name="T3">I mean, we arranged to meet here to decide how to proceed. We’re going to go into the Mandela effect and the cyberpunk sect in depth. Don’t you remember?”</text:span></text:p>
      <text:p text:style-name="P2"><text:span text:style-name="T1"><text:tab/></text:span><text:span text:style-name="T3">Without so much as a word, Karl dashed out of the restaurant and [Dfled for home as fast as his legs would carry him].</text:span></text:p>
      <text:p text:style-name="P3"/>
      <text:p text:style-name="P3"/>
      <text:p text:style-name="P6">D</text:p>
      <text:p text:style-name="P2"><text:span text:style-name="T1"><text:tab/></text:span><text:span text:style-name="T3">At home, Karl continued to reflect on the events of the day.</text:span><text:span text:style-name="T1"> </text:span><text:span text:style-name="T3">A return to the consideration of scientific paths seemed essential.</text:span><text:span text:style-name="T1"> </text:span><text:span text:style-name="T3">He knew a couple more physicists... and, in order not to be deemed a lunatic, he could present the whole affair as a story.</text:span><text:span text:style-name="T1"> </text:span><text:span text:style-name="T3">He could tell a barefaced lie and say that he needed another series of consultations regarding one of his sci-fi books.</text:span></text:p>
      <text:p text:style-name="P2"><text:span text:style-name="T1"><text:tab/></text:span><text:span text:style-name="T3">In the end, he concluded that he didn’t have the time for half measures and that he’d go for broke.</text:span><text:span text:style-name="T1"> </text:span><text:span text:style-name="T3">However, rather than a brilliant theorist, he chose an excellent practitioner... Doctor Vloshin.</text:span><text:span text:style-name="T1"> </text:span><text:span text:style-name="T3">And he lied through his teeth on the phone.</text:span></text:p>
      <text:p text:style-name="P2"><text:span text:style-name="T1"><text:tab/></text:span><text:span text:style-name="T3">“Doctor Vloshin? It’s Karl.</text:span><text:span text:style-name="T1"> </text:span><text:span text:style-name="T3">Yes.</text:span><text:span text:style-name="T1"> </text:span><text:span text:style-name="T3">Could you listen...</text:span><text:span text:style-name="T1"> </text:span><text:span text:style-name="T3">Well, no, it’s not exactly a consultation this time.</text:span><text:span text:style-name="T1"> </text:span><text:span text:style-name="T3">Actually, think what you like, as long as you solve the problem, because what I’ve got for you today is an unusual matter, but a highly lucrative one.</text:span><text:span text:style-name="T1"> </text:span><text:span text:style-name="T3">Please imagine a hypothetical situation where reality’s fading away for some reason.</text:span><text:span text:style-name="T1"> </text:span><text:span text:style-name="T3">I don’t know.</text:span><text:span text:style-name="T1"> </text:span><text:span text:style-name="T3">No, I haven’t got a clue... you’re the physicist, so I’m asking you to come up with something.</text:span><text:span text:style-name="T1"> </text:span><text:span text:style-name="T3">Yes.</text:span><text:span text:style-name="T1"> </text:span><text:span text:style-name="T3">It’s about urgently developing a way of connecting every single object of reality stably so as to prevent its irrevocable disintegration.</text:span><text:span text:style-name="T1"> </text:span><text:span text:style-name="T3">And I’m leaving that to you.</text:span><text:span text:style-name="T1"> </text:span><text:span text:style-name="T3">A model, a formula, a machine... anything.</text:span><text:span text:style-name="T1"> </text:span><text:span text:style-name="T3">I know you’re busy, but I’ve saved the best for last... you can set your own price for the job.</text:span><text:span text:style-name="T1"> </text:span><text:span text:style-name="T3">What?</text:span><text:span text:style-name="T1"> </text:span><text:span text:style-name="T3">Yes.</text:span><text:span text:style-name="T1"> </text:span><text:span text:style-name="T3">Absolutely... ask as much as you like.</text:span><text:span text:style-name="T1"> </text:span><text:span text:style-name="T3">Of course I can afford it.</text:span><text:span text:style-name="T1"> </text:span><text:span text:style-name="T3">Just accept that I’ve received a legacy from an aunt.</text:span><text:span text:style-name="T1"> </text:span><text:span text:style-name="T3">That’s right. Fucking rich.</text:span><text:span text:style-name="T1"> </text:span><text:span text:style-name="T3">OK.</text:span><text:span text:style-name="T1"> </text:span><text:span text:style-name="T3">So I’ll be waiting for your call.</text:span><text:span text:style-name="T1"> </text:span><text:span text:style-name="T3">Roll up your sleeves and get on to it!”</text:span></text:p>
      <text:p text:style-name="P2"><text:span text:style-name="T1"><text:tab/></text:span><text:span text:style-name="T3">‘I should’ve flashed a roll of banknotes at once,’ Karl thought, as he ended the call.</text:span><text:span text:style-name="T1"> </text:span><text:span text:style-name="T3">“Even those imaginary ones.</text:span><text:span text:style-name="T1"> </text:span><text:span text:style-name="T3">I’ll worry about paying later.</text:span><text:span text:style-name="T1"> </text:span><text:span text:style-name="T3">But what Vloshin doesn’t know can’t hurt him. And if he fails..., [Ethen I won’t be worrying about anything at all any more]. </text:span></text:p>
      <text:p text:style-name="P3"/>
      <text:p text:style-name="P3"/>
      <text:p text:style-name="P6">E</text:p>
      <text:p text:style-name="P2"><text:span text:style-name="T1"><text:tab/></text:span><text:span text:style-name="T3">Evening came.</text:span><text:span text:style-name="T1"> </text:span><text:span text:style-name="T3">Judith still hadn’t gone to sleep.</text:span><text:span text:style-name="T1"> </text:span><text:span text:style-name="T3">She was looking at something on the computer, lying on the bed, barefoot, wearing fairly tight-fitting jeans and a loose shirt.</text:span><text:span text:style-name="T1"> </text:span><text:span text:style-name="T3">Karl sometimes wondered whether she dressed like that because she knew just how much the style appealed to him or if she simply did it because she was comfortable like that.</text:span><text:span text:style-name="T1"> </text:span><text:span text:style-name="T3">Or, perhaps, for both reasons.</text:span></text:p>
      <text:p text:style-name="P2"><text:span text:style-name="T1"><text:tab/></text:span><text:span text:style-name="T3">He was sitting in his desk chair, flanked by a small, sculpted lamp on one side and a glass and a half-empty bottle on the other. Bourbon was the only form of corn he would tolerate on the menu.</text:span><text:span text:style-name="T1"> </text:span><text:span text:style-name="T3">He was trying to write something... anything at all... but, first and foremost, he was silently contemplating Judith.</text:span><text:span text:style-name="T1"> </text:span><text:span text:style-name="T3">This wasn’t only because, lying there in the pool of light cast by the night lamp amidst the dimness of the room, she was material for a painting or, at the very least, an excellent photo. It was also by way of the fact that she was the last anchor securing him in a state of relative mental equilibrium.</text:span></text:p>
      <text:p text:style-name="P2"><text:span text:style-name="T1"><text:tab/></text:span><text:span text:style-name="T3">“Hell, it’s not coming, " he muttered, glaring at the sheet of paper.</text:span></text:p>
      <text:p text:style-name="P2"><text:span text:style-name="T1"><text:tab/></text:span><text:span text:style-name="T3">“What?” Judith asked, tearing her attention away from the computer.</text:span><text:span text:style-name="T1"> </text:span><text:span text:style-name="T3">“I’m sorry. I didn’t </text:span><text:soft-page-break/><text:span text:style-name="T3">catch what you said.” </text:span></text:p>
      <text:p text:style-name="P2"><text:span text:style-name="T1"><text:tab/></text:span><text:span text:style-name="T3">“I’m saying that it’s stupid somehow.</text:span><text:span text:style-name="T1"> </text:span><text:span text:style-name="T3">I’m striving to digest a... recent event.</text:span><text:span text:style-name="T1"> </text:span><text:span text:style-name="T3">I’ve called it </text:span><text:span text:style-name="T4">Trees on the Clouds</text:span><text:span text:style-name="T3">.”</text:span></text:p>
      <text:p text:style-name="P2"><text:span text:style-name="T1"><text:tab/></text:span><text:span text:style-name="T3">“OK, go on, read it, read it,”</text:span><text:span text:style-name="T1"> </text:span><text:span text:style-name="T3">she smiled, knowing that, as usual, this was his awkward way of seeking her help.</text:span></text:p>
      <text:p text:style-name="P2"><text:span text:style-name="T1"><text:tab/></text:span><text:span text:style-name="T3">Karl cleared his throat and started to read, trying to convey the tone of his female narrator.</text:span></text:p>
      <text:p text:style-name="P3"/>
      <text:p text:style-name="P2"><text:span text:style-name="T2"><text:tab/></text:span><text:span text:style-name="T5">I was making lunch when the doorbell announced that I had a visitor.</text:span><text:span text:style-name="T2"> </text:span><text:span text:style-name="T5">It was him again. As always, he’d come to tell me what he’d dreamed about.</text:span><text:span text:style-name="T2"> </text:span><text:span text:style-name="T5">We saw each other almost every day.</text:span></text:p>
      <text:p text:style-name="P2"><text:span text:style-name="T2"><text:tab/></text:span><text:span text:style-name="T5">“... I was looking at the sky and I noticed that, in places, the clouds floating above me were covered in earth.</text:span><text:span text:style-name="T2"> </text:span><text:span text:style-name="T5">In the sense of... soil, do you see? The wind carries earth onto the rocks, which eventually creates the conditions for plants to vegetate.</text:span><text:span text:style-name="T2"> </text:span><text:span text:style-name="T5">Only here, it had carried it up to... the clouds.”</text:span><text:span text:style-name="T2"> </text:span><text:span text:style-name="T5">He laughed.</text:span><text:span text:style-name="T2"> </text:span><text:span text:style-name="T5">“They were overgrown with bushes and even with trees. It gave some of them an appearance almost like leafy, flying mountains.</text:span><text:span text:style-name="T2"> </text:span><text:span text:style-name="T5">But I... you know how it goes in dreams... very slowly, I began to realise that, in fact, something was wrong here. I asked some passers-by, but they all claimed it was a normal phenomenon... that, of course, not only plant life, but also animals live in the clouds.</text:span><text:span text:style-name="T2"> </text:span><text:span text:style-name="T5">I thought that, in that case, I’d come across some kind of wonder in an alternate reality.”</text:span></text:p>
      <text:p text:style-name="P2"><text:span text:style-name="T2"><text:tab/></text:span><text:span text:style-name="T5">I laughed and said, “I think you’ve probably been reading a bit too much of that fantasy literature.”</text:span></text:p>
      <text:p text:style-name="P9">“You could well be right...” he sighed.</text:p>
      <text:p text:style-name="P2"><text:span text:style-name="T2"><text:tab/></text:span><text:span text:style-name="T5">Every time, his dream was an extraordinary one.</text:span><text:span text:style-name="T2"> </text:span><text:span text:style-name="T5">Once it was a world following an invasion by aliens, another time, it was travelling to various historical epochs via a common-or-garden kitchen door. On one occasion, he even described impressions of life on a cuboid planet.</text:span><text:span text:style-name="T2"> </text:span><text:span text:style-name="T5">Then I always wondered why some people experience such wonders as they sleep, while others dream about buying bread at the grocer’s shop.</text:span><text:span text:style-name="T2"> </text:span><text:span text:style-name="T5">However, it was always some kind of unusual story that brought him to me.</text:span></text:p>
      <text:p text:style-name="P2"><text:span text:style-name="T2"><text:tab/></text:span><text:span text:style-name="T5">And that was what our meetings were like; a time brimming with magical tales of the experiences of an intriguing man.</text:span><text:span text:style-name="T2"> </text:span><text:span text:style-name="T5">Dream experiences.</text:span></text:p>
      <text:p text:style-name="P2"><text:span text:style-name="T2"><text:tab/></text:span><text:span text:style-name="T5">One day, I noticed that he seemed somehow silent, changed in some way.</text:span></text:p>
      <text:p text:style-name="P2"><text:span text:style-name="T2"><text:tab/></text:span><text:span text:style-name="T5">“Has something happened,” I asked him, alarmed.</text:span><text:span text:style-name="T2"> </text:span><text:span text:style-name="T5">“Is everything all right?”</text:span></text:p>
      <text:p text:style-name="P2"><text:span text:style-name="T2"><text:tab/></text:span><text:span text:style-name="T5">He didn’t say anything for a long moment.</text:span><text:span text:style-name="T2"> </text:span><text:span text:style-name="T5">Finally, though, he spoke.</text:span></text:p>
      <text:p text:style-name="P2"><text:span text:style-name="T2"><text:tab/></text:span><text:span text:style-name="T5">“Listen...</text:span><text:span text:style-name="T2"> </text:span><text:span text:style-name="T5">I woke up this morning and...</text:span><text:span text:style-name="T2"> </text:span><text:span text:style-name="T5">I’ve been walking around the town for several hours now...</text:span><text:span text:style-name="T2"> </text:span><text:span text:style-name="T5">Looking around...</text:span><text:span text:style-name="T2"> </text:span><text:span text:style-name="T5">And there isn’t one... there’s not even one!</text:span><text:span text:style-name="T2"> </text:span><text:span text:style-name="T5">I don’t know...</text:span><text:span text:style-name="T2"> </text:span><text:span text:style-name="T5">Where have the trees in the clouds gone?</text:span></text:p>
      <text:p text:style-name="P4"/>
      <text:p text:style-name="P2"><text:span text:style-name="T1"><text:tab/></text:span><text:span text:style-name="T3">Karl finished reading.</text:span></text:p>
      <text:p text:style-name="P2"><text:span text:style-name="T1"><text:tab/></text:span><text:span text:style-name="T3">“What do you think?” he asked, raising his eyes from the text.</text:span></text:p>
      <text:p text:style-name="P2"><text:span text:style-name="T1"><text:tab/></text:span><text:span text:style-name="T3">Judith wasn’t there.</text:span><text:span text:style-name="T1"> </text:span><text:span text:style-name="T3">He stared at the immaculately made, utterly empty bed.</text:span><text:span text:style-name="T1"> </text:span><text:span text:style-name="T3">Then he leapt to his feet and searched every room in terror, leaving a veritable shambles in his wake.</text:span><text:span text:style-name="T1"> </text:span><text:span text:style-name="T3">There wasn’t a living soul to be seen.</text:span><text:span text:style-name="T1"> </text:span><text:span text:style-name="T3">Judith’s clothes... her toiletries... photos of the two of them... all missing. Not a trace of her remained except the memories held in his frenzied mind.</text:span></text:p>
      <text:p text:style-name="P2"><text:span text:style-name="T1"><text:tab/></text:span><text:span text:style-name="T3">He had absolutely no idea what to do. He searched feverishly for his mobile phone and selected Anton's number from his speed dial.</text:span><text:span text:style-name="T1"> </text:span><text:span text:style-name="T3">‘</text:span><text:span text:style-name="T4">The number you have dialled does not exist</text:span><text:span text:style-name="T3">.</text:span><text:span text:style-name="T1"> </text:span><text:span text:style-name="T4">The number you have dialled does not exist.</text:span><text:span text:style-name="T3">’</text:span><text:span text:style-name="T1"> </text:span><text:span text:style-name="T3">He disconnected.</text:span><text:span text:style-name="T1"> </text:span><text:span text:style-name="T3">He didn’t have a shadow of doubt about what that meant.</text:span><text:span text:style-name="T1"> </text:span><text:span text:style-name="T3">There was no Anton now.</text:span><text:span text:style-name="T1"> </text:span><text:span text:style-name="T3">He fell inertly onto the bed.</text:span></text:p>
      <text:p text:style-name="P3"/>
      <text:p text:style-name="P5">* * *</text:p>
      <text:p text:style-name="P3"/>
      <text:p text:style-name="P2"><text:span text:style-name="T1"><text:tab/></text:span><text:span text:style-name="T3">Almost two weeks had passed.</text:span><text:span text:style-name="T1"> </text:span><text:span text:style-name="T3">He was drinking almost non-stop.</text:span><text:span text:style-name="T1"> </text:span><text:span text:style-name="T3">He never went out. In fact, he barely even got out of bed.</text:span><text:span text:style-name="T1"> </text:span><text:span text:style-name="T3">Mess and semi-darkness reigned in the house.</text:span></text:p>
      <text:p text:style-name="P2"><text:span text:style-name="T1"><text:tab/></text:span><text:span text:style-name="T3">Loneliness undoubtedly makes itself felt differently in everyone.</text:span><text:span text:style-name="T1"> </text:span><text:span text:style-name="T3">Karl identified it thanks to the television.</text:span><text:span text:style-name="T1"> </text:span><text:span text:style-name="T3">In his opinion, you recognise loneliness by the fact that, when you go for a shower, you’re frightened to turn off the television as you leave the room</text:span><text:span text:style-name="T1"> </text:span><text:span text:style-name="T3">because you’re scared of the space you’ll find when you come back later. Still and dark. Silent.</text:span></text:p>
      <text:p text:style-name="P2"><text:soft-page-break/><text:span text:style-name="T1"><text:tab/></text:span><text:span text:style-name="T3">Karl never turned the television off.</text:span></text:p>
      <text:p text:style-name="P2"><text:span text:style-name="T1"><text:tab/></text:span><text:span text:style-name="T3">First the number of programmes and presenters had diminished.</text:span><text:span text:style-name="T1"> </text:span><text:span text:style-name="T3">And for several days now, there’d been nothing showing but the same two films.</text:span></text:p>
      <text:p text:style-name="P2"><text:span text:style-name="T1"><text:tab/></text:span><text:span text:style-name="T3">“</text:span><text:span text:style-name="T4">...I want a nigger hidin’ in a bowl of rice, ready to pop a cap in his ass...</text:span><text:span text:style-name="T3">” </text:span></text:p>
      <text:p text:style-name="P2"><text:span text:style-name="T1"><text:tab/></text:span><text:span text:style-name="T3">He opened another bottle, his movements unsteady, but he passed out after a few swigs. Several hours later, he woke up.</text:span></text:p>
      <text:p text:style-name="P2"><text:span text:style-name="T1"><text:tab/></text:span><text:span text:style-name="T3">“</text:span><text:span text:style-name="T4">...I want a nigger hidin’ in a bowl of rice, ready to pop a cap in his ass...</text:span><text:span text:style-name="T3">”</text:span></text:p>
      <text:p text:style-name="P2"><text:span text:style-name="T1"><text:tab/></text:span><text:span text:style-name="T3">He struggled to his feet and, with difficulty, staggered to the toilet.</text:span><text:span text:style-name="T1"> </text:span><text:span text:style-name="T3">The sound of a telephone ringing drifted from the room, but he was still extremely drunk, so he didn't make it back in time to answer the call.</text:span><text:span text:style-name="T1"> </text:span><text:span text:style-name="T3">When he finally focused on the phone screen, he was astonished to discover that the caller was Doctor Vloshin. He’d left a voice message.</text:span></text:p>
      <text:p text:style-name="P2"><text:span text:style-name="T1"><text:tab/></text:span><text:span text:style-name="T3">“Come round to my lab. I think I’m on to something....” But that was all there was. The words were followed by an explosion and a scream.</text:span></text:p>
      <text:p text:style-name="P2"><text:span text:style-name="T1"><text:tab/></text:span><text:span text:style-name="T3">Karl collapsed into an armchair with resignation and mused at length over whether he should [Fhead over to Vloshin’s laboratory] or finish the bottle and not take any action... whatever it might be... until the next day.</text:span><text:span text:style-name="T1"> </text:span><text:span text:style-name="T3">Or in a week’s time.</text:span><text:span text:style-name="T1"> </text:span><text:span text:style-name="T3">[GOr whenever he acknowledged that it was of any consequence whatsoever]. </text:span></text:p>
      <text:p text:style-name="P2"><text:span text:style-name="T1"><text:tab/></text:span><text:span text:style-name="T3">“</text:span><text:span text:style-name="T4">...I want a nigger hidin’ in a bowl of rice, ready to pop a cap in his ass...</text:span><text:span text:style-name="T3">”</text:span></text:p>
      <text:p text:style-name="P3"/>
      <text:p text:style-name="P3"/>
      <text:p text:style-name="P6">F</text:p>
      <text:p text:style-name="P2"><text:span text:style-name="T1"><text:tab/></text:span><text:span text:style-name="T3">Just in case, he took his pistol with him, which was most probably an irrational measure and gave him nothing more than an illusory sense of safety.</text:span></text:p>
      <text:p text:style-name="P2"><text:span text:style-name="T1"><text:tab/></text:span><text:span text:style-name="T3">The land which had once been the town was now scarcely a built environment at all. It was almost completely deserted... Karl saw no more than three, perhaps four people along the way.</text:span><text:span text:style-name="T1"> </text:span><text:span text:style-name="T3">Even though it was late morning, it wasn’t at all light.</text:span><text:span text:style-name="T1"> </text:span><text:span text:style-name="T3">A great, dark hole gaped in the Sun and expanded with each day that passed.</text:span><text:span text:style-name="T1"> </text:span><text:span text:style-name="T3">Maybe the Sun was too large to vanish all at once...?</text:span><text:span text:style-name="T1"> </text:span><text:span text:style-name="T3">The Moon had ceased to exist several days before and Karl had been thinking about how this would generally be affecting the tides or the equilibrium of the Solar System. In the end, though, he’d come to the conclusion that since elements of reality were dematerialising, it wasn’t inconceivable that the laws of physics were also vanishing one after another.</text:span></text:p>
      <text:p text:style-name="P2"><text:span text:style-name="T1"><text:tab/></text:span><text:span text:style-name="T3">He reached his destination and went into the building, now solitary, but once a part of the metropolitan sprawl.</text:span><text:span text:style-name="T1"> </text:span><text:span text:style-name="T3">He made his way slowly along an unlit stairwell.</text:span><text:span text:style-name="T1"> </text:span><text:span text:style-name="T3">The silence was overwhelming.</text:span><text:span text:style-name="T1"> </text:span><text:span text:style-name="T3">He pressed down on the handle of the door to the laboratory.</text:span><text:span text:style-name="T1"> </text:span><text:span text:style-name="T3">It was unlocked.</text:span></text:p>
      <text:p text:style-name="P2"><text:span text:style-name="T1"><text:tab/></text:span><text:span text:style-name="T3">The room was in disarray, saturated with a whole mass of smells on a spectrum ranging from unpleasant to repulsive. Amongst them, the odour that reigned supreme was something like a combination of ozone and the stench of burned plastic.</text:span></text:p>
      <text:p text:style-name="P2"><text:span text:style-name="T1"><text:tab/></text:span><text:span text:style-name="T3">The voice was very faint, which is why Karl didn’t hear it at all to start with. However, he knew there was another room here and from the other side of the door, which was currently hidden behind a stack of electronic scrap, came a quiet gibbering...</text:span><text:span text:style-name="T1"> </text:span><text:span text:style-name="T3">incomprehensible words, repeated in an unbroken stream.</text:span></text:p>
      <text:p text:style-name="P2"><text:span text:style-name="T1"><text:tab/></text:span><text:span text:style-name="T3">He shifted the pile of scrap and cautiously stepped into the </text:span><text:span text:style-name="T12">room.</text:span><text:span text:style-name="T13"> </text:span><text:span text:style-name="T12">He couldn’t see very</text:span><text:span text:style-name="T3"> well in the darkness that surrounded him, but he had a sense that something was wrong... some of the furniture and objects were arranged at odd angles and gave the impression of literally permeating other pieces of furniture and other items. A man was lying on the floor, covered by a filthy blanket. He was facing away from the door</text:span><text:span text:style-name="T1"> </text:span><text:span text:style-name="T3">and he was almost completely motionless apart from the febrile movement of his lips as his faltering voice repeated the same words, over and over again.</text:span><text:span text:style-name="T1"> </text:span><text:span text:style-name="T3">Like a </text:span><text:span text:style-name="gt-baf-word-clickable"><text:span text:style-name="T1">incongruous</text:span></text:span><text:span text:style-name="T3"> counting rhyme.</text:span></text:p>
      <text:p text:style-name="P2"><text:span text:style-name="T1"><text:tab/></text:span><text:span text:style-name="T3">Karl slowly approached him.</text:span></text:p>
      <text:p text:style-name="P2"><text:span text:style-name="T1"><text:tab/></text:span><text:span text:style-name="T3">...glue is here, glue is there, glue is gluing everywhere, glue is here, glue is there, glue is gluing everywhere, glue is here, glue is there, glue is gluing everywhere...”</text:span><text:span text:style-name="T1"> </text:span><text:span text:style-name="T3">the recumbent figure gibbered without pause.</text:span></text:p>
      <text:p text:style-name="P2"><text:span text:style-name="T1"><text:tab/></text:span><text:span text:style-name="T3">It was only after Karl had removed the blanket that it became clear that Doctor Vloshin’s experiment couldn’t be numbered amongst the successful... and that he offered no promise whatsoever of salvation.</text:span><text:span text:style-name="T1"> </text:span><text:span text:style-name="T3">He wasn’t so much lying on the floor as inextricably integrated with it </text:span><text:soft-page-break/><text:span text:style-name="T3">along the entire back half of his body.</text:span><text:span text:style-name="T1"> </text:span><text:span text:style-name="T3">With his face turned upwards and his gaze utterly crazed, he was ceaselessly reciting his terrifying string of words in a voice growing steadily weaker.</text:span></text:p>
      <text:p text:style-name="P2"><text:span text:style-name="T1"><text:tab/></text:span><text:span text:style-name="T3">Karl shot him and [Hquickly left the lab].</text:span></text:p>
      <text:p text:style-name="P3"/>
      <text:p text:style-name="P3"/>
      <text:p text:style-name="P6">G</text:p>
      <text:p text:style-name="P2"><text:span text:style-name="T1"><text:tab/></text:span><text:span text:style-name="T3">Karl couldn’t goad himself into any kind of action whatsoever.</text:span><text:span text:style-name="T1"> </text:span><text:span text:style-name="T3">He was scarcely even capable of dragging himself from the bed... and he was aware of the fact that this wasn’t because he was excessively drunk.</text:span><text:span text:style-name="T1"> </text:span><text:span text:style-name="T3">Mind you, it honestly had to be admitted that his condition was a long way from sober.</text:span><text:span text:style-name="T1"> </text:span><text:span text:style-name="T3">He just wanted everything to be over.</text:span></text:p>
      <text:p text:style-name="P2"><text:span text:style-name="T1"><text:tab/></text:span><text:span text:style-name="T3">The nights were the worst, because most of the stars had vanished now, while the Moon had ceased to exist the previous week.</text:span><text:span text:style-name="T1"> </text:span><text:span text:style-name="T3">It seemed as if the universe was caving in on itself, with the centre of the collapse being the Solar System, or even Earth itself.</text:span><text:span text:style-name="T1"> </text:span><text:span text:style-name="T3">Could what they said be true... that the universe doesn’t exist without an observer?</text:span><text:span text:style-name="T1"> </text:span><text:span text:style-name="T3">Alcohol was hampering Karl’s thinking. For a long moment, he couldn’t recall the name of the scientist he and Vloshin had once talked about.</text:span><text:span text:style-name="T1"> </text:span><text:span text:style-name="T3">Ah, yes, that was it...</text:span><text:span text:style-name="T1"> </text:span><text:span text:style-name="T3">Schrödinger.</text:span><text:span text:style-name="T1"> </text:span><text:span text:style-name="T3">Erwin Schrödinger, his fucking cat and his interpretation of the principles of quantum mechanics.</text:span><text:span text:style-name="T1"> </text:span><text:span text:style-name="T3">Some tosh about the behaviour of elementary particles that exist simultaneously in every possible physical location.</text:span><text:span text:style-name="T1"> </text:span><text:span text:style-name="T3">But, specifically... only until the moment when the fact of measurement or, quite simply, of observation, occurs.</text:span><text:span text:style-name="T1"> </text:span><text:span text:style-name="T3">Only when a cognisant observer’s attention turned to those particles would this cause a given particle to assume one defined state.</text:span><text:span text:style-name="T1"> </text:span><text:span text:style-name="T3">In Vloshin’s opinion, this meant that reality couldn’t exist without an observer, while a person cognisant of nothing would... Godlike or, at the very least, demiurge-like... summon reality into being by their cognisance and the very act of observing.</text:span><text:span text:style-name="T1"> </text:span><text:span text:style-name="T3">Or...</text:span><text:span text:style-name="T1"> </text:span><text:span text:style-name="T3">keep it tightly reigned in and protect it from disintegration...?</text:span></text:p>
      <text:p text:style-name="P2"><text:span text:style-name="T1"><text:tab/></text:span><text:span text:style-name="T3">The light switch on the wall was definitely quite a distance away from Karl, but such was the darkness now that it would be difficult even to aim the bottle accurately at his mouth, let alone grope around for it on the bedside table.</text:span><text:span text:style-name="T1"> </text:span><text:span text:style-name="T3">In the situation that had arisen, any loss of booze at all, no matter what the quantity, assumed disaster proportions, which is why Karl did, in fact, make an effort and finally managed to turn on the light.</text:span><text:span text:style-name="T1"> </text:span><text:span text:style-name="T3">He didn’t know how his glance happened not to fall on the bedside table holding the bourbon, but on the writing desk where he kept his weapon. He slowly opened the drawer.</text:span><text:span text:style-name="T1"> </text:span><text:span text:style-name="T3">The pistol hadn’t vanished yet; it was still lying there.</text:span></text:p>
      <text:p text:style-name="P2"><text:span text:style-name="T1"><text:tab/></text:span><text:span text:style-name="T3">Karl took a healthy pull from the bottle...</text:span><text:span text:style-name="T1"> </text:span><text:span text:style-name="T3">healthy enough to set his head spinning, so he collapsed onto the bed.</text:span><text:span text:style-name="T1"> </text:span><text:span text:style-name="T3">Lying there, he recalled a daft conversation he’d had with his brother not long before.</text:span></text:p>
      <text:p text:style-name="P2"><text:span text:style-name="T1"><text:tab/></text:span><text:span text:style-name="T3">“Do you sometimes wonder whether you've already bought your Deathbed?” Anton had asked.</text:span></text:p>
      <text:p text:style-name="P11"><text:span text:style-name="T1"><text:tab/></text:span><text:span text:style-name="T3">“How do you mean?”</text:span></text:p>
      <text:p text:style-name="P11"><text:span text:style-name="T1"><text:tab/></text:span><text:span text:style-name="T3">“Well, you know,” said Anton, with a chuckle, “when you buy a new bed at our age, it’s not inconceivable that it’ll last you to the end of your life.”</text:span></text:p>
      <text:p text:style-name="P11"><text:span text:style-name="T1"><text:tab/></text:span><text:span text:style-name="T3">Karl gazed at the pistol in his hand and then [1made his bed his Deathbed].</text:span></text:p>
      <text:p text:style-name="P12"/>
      <text:p text:style-name="P12"/>
      <text:p text:style-name="P13">H</text:p>
      <text:p text:style-name="P11"><text:span text:style-name="T1"><text:tab/></text:span><text:span text:style-name="T3">Karl stood, helpless, in the deserted street and wondered what to do next.</text:span><text:span text:style-name="T1"> </text:span><text:span text:style-name="T3">Everything seemed to be pointing to the fact that no one was capable of halting the annihilation.</text:span><text:span text:style-name="T1"> </text:span><text:span text:style-name="T3">And in that case... what would happen now, what would actually remain once everything had vanished?</text:span><text:span text:style-name="T1"> </text:span><text:span text:style-name="T3">The question fascinated Karl in a ghastly sort of fashion.</text:span></text:p>
      <text:p text:style-name="P11"><text:span text:style-name="T1"><text:tab/></text:span><text:span text:style-name="T3">People are usually fascinated by the concept of infinity.</text:span><text:span text:style-name="T1"> </text:span><text:span text:style-name="T3">They find it mind-boggling that anything at all could be infinite.</text:span><text:span text:style-name="T1"> </text:span><text:span text:style-name="T3">However, infinity had recently seemed to Karl to be something safe, if not to say downright familiar.</text:span><text:span text:style-name="T1"> </text:span><text:span text:style-name="T3">This thinking sprang from the fact that, to him, infinity stood in opposition to the concept of the oncoming nothingness he had been observing.</text:span><text:span text:style-name="T1"> </text:span><text:span text:style-name="T3">Not nothingness in the sense of the cosmic void, though, because even in that, some particle or other might be encountered. For, after all... how could </text:span><text:span text:style-name="T6">absolutely nothing</text:span><text:span text:style-name="T4"> </text:span><text:span text:style-name="T3">exist?</text:span></text:p>
      <text:p text:style-name="P11"><text:span text:style-name="T1"><text:tab/>On the whole, </text:span><text:span text:style-name="T3">scientists were engaged with what fills space.</text:span><text:span text:style-name="T1"> </text:span><text:span text:style-name="T3">Maybe they should also have interested themselves in what is found in that ‘place’ where our space is absent. The thought that the </text:span><text:soft-page-break/><text:span text:style-name="T3">universe is infinite had never triggered fear, or even anxiety, in Karl.</text:span><text:span text:style-name="T1"> </text:span><text:span text:style-name="T3">On the contrary... recently, that thought had seemed to calm, comfort and cheer him.</text:span><text:span text:style-name="T1"> </text:span><text:span text:style-name="T3">He was able to comprehend a universe thus conceived of.</text:span><text:span text:style-name="T1"> </text:span><text:span text:style-name="T3">Even if it were an infinite universe composed of smaller universes like ours.</text:span><text:span text:style-name="T1"> </text:span><text:span text:style-name="T3">However, his hair stood on end at the very thought that, at some moment, the continuum of things would come to an end and that there was absolutely nothing beyond it.</text:span><text:span text:style-name="T1"> </text:span><text:span text:style-name="T3">So what would that </text:span><text:span text:style-name="T6">absolute</text:span><text:span text:style-name="T4"> </text:span><text:span text:style-name="T3">void be? How was it going to be located beyond the world of things if that world actually proved to be finite?</text:span><text:span text:style-name="T1"> </text:span><text:span text:style-name="T3">That void which was most evidently hastening here...?</text:span></text:p>
      <text:p text:style-name="P11"><text:span text:style-name="T1"><text:tab/></text:span><text:span text:style-name="T3">They are wont to say that, ever since the Big Bang, our universe has been expanding.</text:span><text:span text:style-name="T1"> </text:span><text:span text:style-name="T3">However, Karl was wondering... into what, specifically, was it expanding?</text:span><text:span text:style-name="T1"> </text:span><text:span text:style-name="T3">Into what environment?</text:span><text:span text:style-name="T1"> </text:span><text:span text:style-name="T3">Or had the universe started contracting again, perhaps... and was that precisely what had been taking place every day, slowly but surely?</text:span></text:p>
      <text:p text:style-name="P11"><text:span text:style-name="T1"><text:tab/></text:span><text:span text:style-name="T3">To begin with, Karl had still hoped that, paradoxically, infinity... despite the fact that it was, by nature, boundless... might, however, be a </text:span><text:span text:style-name="T4">sui generis</text:span><text:span text:style-name="T3"> containment of nothingness.</text:span><text:span text:style-name="T1"> </text:span><text:span text:style-name="T3">Unfortunately, it was becoming evident that nothingness was consistently prevailing.</text:span></text:p>
      <text:p text:style-name="P11"><text:span text:style-name="T1"><text:tab/></text:span><text:span text:style-name="T3">“Oh, well,” he muttered to himself, “as the philosopher said, ‘I think, therefore I am a joke’.”</text:span></text:p>
      <text:p text:style-name="P11"><text:span text:style-name="T1"><text:tab/></text:span><text:span text:style-name="T3">He decided to try and evaluate the losses that had arisen thus far, to find out something beyond conversations with scientists... never mind whether they were devoted to the spirit or to the material... something beyond the results of observing the town or watching television.</text:span><text:span text:style-name="T1"> </text:span><text:span text:style-name="T3">So he gave some thought as to whether he’d [Ihead for the nearest church] or, perhaps [Jmake his way to the Municipal Offices, the seat of the Town Council].</text:span></text:p>
      <text:p text:style-name="P12"/>
      <text:p text:style-name="P12"/>
      <text:p text:style-name="P13">I</text:p>
      <text:p text:style-name="P11"><text:span text:style-name="T1"><text:tab/></text:span><text:span text:style-name="T3">Only a few weeks earlier, the church had been part of an entire group of buildings.</text:span><text:span text:style-name="T1"> </text:span><text:span text:style-name="T3">Now it stood there, a solitary edifice in the wilderness... and, a dozen or so metres beyond it, the world ended. Literally.</text:span><text:span text:style-name="T1"> </text:span><text:span text:style-name="T3">Karl absorbed that discovery with astonishing composure.</text:span><text:span text:style-name="T1"> </text:span><text:span text:style-name="T3">He walked gingerly over to the end of the world.</text:span><text:span text:style-name="T1"> </text:span><text:span text:style-name="T3">Just as, behind him, the day held sway, with the scrap of the Sun that still remained shining in the sky, so now, suddenly and without warning, in front of his eyes, spread the sable black of outer space, with no more than a meagre handful of stars scattered here and there.</text:span><text:span text:style-name="T1"> </text:span><text:span text:style-name="T3">The ground broke off along one and the same line, but Karl didn’t dare lean out over the edge, because he suspected that there’d be no atmosphere on the other side, to say nothing of the deadly temperature. It didn’t matter all that much to him whether it was 180 degrees Celsius or even absolute zero; he had no desire to experience it at first hand for as long as that proved possible...</text:span><text:span text:style-name="T1"> </text:span><text:span text:style-name="T3">especially when his supposition was lent credence by the stone he threw at the end of the world for experimental purposes. Once it had crossed that incredible border, it no longer flew in an arc, but in a straight line, without slowing down, majestically moving further and further away until it finally disappeared into what had once been called interplanetary space.</text:span></text:p>
      <text:p text:style-name="P11"><text:span text:style-name="T1"><text:tab/></text:span><text:span text:style-name="T3">The side chapel in the church was empty, dark and silent.</text:span></text:p>
      <text:p text:style-name="P11"><text:span text:style-name="T1"><text:tab/></text:span><text:span text:style-name="T3">“Hello?!” Karl called. His own voice seemed spectral to him in the silence and a long, drawn-out echo drifted through the space, sending a chill up his spine.</text:span><text:span text:style-name="T1"> </text:span><text:span text:style-name="T3">“Is there anybody here?”</text:span></text:p>
      <text:p text:style-name="P11"><text:span text:style-name="T1"><text:tab/></text:span><text:span text:style-name="T3">A distant sound drifted towards him and then, from behind a row of columns, a priest emerged in the side nave.</text:span></text:p>
      <text:p text:style-name="P11"><text:span text:style-name="T1"><text:tab/></text:span><text:span text:style-name="T3">“Welcome, my son.</text:span><text:span text:style-name="T1"> </text:span><text:span text:style-name="T3">I’m the parish priest.</text:span><text:span text:style-name="T1"> </text:span><text:span text:style-name="T3">How can I help you?” His voice as he spoke was mellow.</text:span></text:p>
      <text:p text:style-name="P11"><text:span text:style-name="T1"><text:tab/></text:span><text:span text:style-name="T3">Karl wasn’t an overly pious man.</text:span><text:span text:style-name="T1"> </text:span><text:span text:style-name="T3">He’d read a large enough portion of the Bible to know that, if he read the whole thing, he’d undoubtedly lose his last vestiges of faith.</text:span><text:span text:style-name="T1"> </text:span><text:span text:style-name="T3">He studied the parish priest, who was a man past his prime, but in good shape for all that, with his luxuriant head of silver hair and liturgical robes giving him a look that was almost dignified.</text:span></text:p>
      <text:p text:style-name="P11"><text:span text:style-name="T1"><text:tab/></text:span><text:span text:style-name="T3">“Are you seeking God, my son?</text:span><text:span text:style-name="T1"> </text:span><text:span text:style-name="T3">A service will be starting quite soon. Would you care to join us?”</text:span></text:p>
      <text:p text:style-name="P11"><text:span text:style-name="T1"><text:tab/></text:span><text:span text:style-name="T3">“You know, Father...</text:span><text:span text:style-name="T1"> </text:span><text:span text:style-name="T3">I think that, if some Higher Entities were to create some intelligent beings as an experiment, but programmed them in such a way as to reach their aims by the most difficult paths possible, without perceiving any of the obvious solutions, then the final outcome would be human beings.</text:span><text:span text:style-name="T1"> </text:span><text:span text:style-name="T3">Us.</text:span><text:span text:style-name="T1"> </text:span><text:span text:style-name="T3">In general, people prefer not to see the truth. Instead, they immediately </text:span><text:soft-page-break/><text:span text:style-name="T3">create a prosthesis of it and only then act on the basis of that.</text:span><text:span text:style-name="T1"> </text:span><text:span text:style-name="T3">In my case, I think it’s like this, that maybe I do believe in God... but do I believe God...?</text:span></text:p>
      <text:p text:style-name="P11"><text:span text:style-name="T1"><text:tab/></text:span><text:span text:style-name="T3">“So what is it you want?”</text:span><text:span text:style-name="T1"> </text:span><text:span text:style-name="T3">The parish priest’s tone was now chilly.</text:span></text:p>
      <text:p text:style-name="P11"><text:span text:style-name="T1"><text:tab/></text:span><text:span text:style-name="T3">“I... I’m writing an article on the subject of... er... the Roman Catholic Church... is it always this deserted? Would it be possible to know how many faithful there are in the parish?”</text:span></text:p>
      <text:p text:style-name="P11"><text:span text:style-name="T1"><text:tab/></text:span><text:span text:style-name="T3">“Ever since I have been serving here, and that will soon be seventeen years, our community has been composed of Mr Morgenstern.”</text:span><text:span text:style-name="T1"> </text:span><text:span text:style-name="T3">The priest’s chasuble rustled with every move he made.</text:span></text:p>
      <text:p text:style-name="P11"><text:span text:style-name="T1"><text:tab/></text:span><text:span text:style-name="T3">“Has been composed of...”</text:span><text:span text:style-name="T1"> </text:span><text:span text:style-name="T3">Karl strove to comprehend the odd syntax.</text:span><text:span text:style-name="T1"> </text:span><text:span text:style-name="T3">“Father, are you telling me that, for seventeen years, you’ve been celebrating Mass for one person?</text:span><text:span text:style-name="T1"> </text:span><text:span text:style-name="T3">Doesn’t that strike you as strange?”</text:span></text:p>
      <text:p text:style-name="P11"><text:span text:style-name="T1"><text:tab/></text:span><text:span text:style-name="T3">“I don’t understand what your concern is,” the priest responded matter-of-factly.</text:span><text:span text:style-name="T1"> </text:span><text:span text:style-name="T3">“It is, after all, a perfect and natural image of the dualism of God and humankind.</text:span><text:span text:style-name="T1"> </text:span><text:span text:style-name="T3">That truth was also proclaimed to us by the Lord Jesus Christ and His Apostle.</text:span><text:span text:style-name="T1"> </text:span><text:span text:style-name="T3">Since you’re writing an article, sir, you should be more familiar with the Testament.”</text:span></text:p>
      <text:p text:style-name="P11"><text:span text:style-name="T1"><text:tab/></text:span><text:span text:style-name="T3">“I’d be interested to know which one,” Karl muttered.</text:span><text:span text:style-name="T1"> </text:span><text:span text:style-name="T3">The priest stared at him in astonishment.</text:span></text:p>
      <text:p text:style-name="P11"><text:span text:style-name="T1"><text:tab/></text:span><text:span text:style-name="T3">“What do you mean, ‘which one’?</text:span><text:span text:style-name="T1"> </text:span><text:span text:style-name="T3">Is this some kind of blasphemous joke?!</text:span><text:span text:style-name="T1"> </text:span><text:span text:style-name="T3">There is only </text:span><text:span text:style-name="T6">one</text:span><text:span text:style-name="T4"> </text:span><text:span text:style-name="T3">Testament!”</text:span></text:p>
      <text:p text:style-name="P11"><text:span text:style-name="T1"><text:tab/></text:span><text:span text:style-name="T3">Karl left the chapel without uttering a word.</text:span></text:p>
      <text:p text:style-name="P11"><text:span text:style-name="T1"><text:tab/></text:span><text:span text:style-name="T3">He stood outside the church for a moment and wondered what else he might, in fact, do.</text:span><text:span text:style-name="T1"> </text:span><text:span text:style-name="T3">To be sure, [KProfessor Benedikt, the last of the scientists Karl had consulted about his books], was an eccentric old man... providing the venerable scholar still existed, that is..., but it looked as if all the other options had now been exhausted.</text:span></text:p>
      <text:p text:style-name="P2"><text:span text:style-name="T1"><text:tab/></text:span><text:span text:style-name="T3">Before he walked off, Karl gazed once again at the bottomless blackness barely a few feet away.</text:span><text:span text:style-name="T1"> </text:span><text:span text:style-name="T3">He'd heard that a person standing on a precipice sometimes has an incomprehensible urge to jump.</text:span><text:span text:style-name="T1"> </text:span><text:span text:style-name="T3">Perhaps he should take the rope that hung from the bell in the church tower and try [Lto investigate what lies beyond the end of the world]... ?</text:span><text:span text:style-name="T1"> </text:span><text:span text:style-name="T3">‘Leap from Earth into outer space... this might be the only chance,’ he mused.</text:span><text:span text:style-name="T1"> </text:span><text:span text:style-name="T3">‘Since the air isn’t escaping from the terrestrial atmosphere over that extraordinary border, maybe there’s some kind of atmosphere on the other side...?’</text:span><text:span text:style-name="T1"> </text:span><text:span text:style-name="T3">The idea was insane, but couldn’t the same be said of everything that had happened in recent weeks?</text:span></text:p>
      <text:p text:style-name="P12"/>
      <text:p text:style-name="P12"/>
      <text:p text:style-name="P13">L</text:p>
      <text:p text:style-name="P11"><text:span text:style-name="T1"><text:tab/></text:span><text:span text:style-name="T3">The length of the bell rope was quite impressive.</text:span><text:span text:style-name="T1"> </text:span><text:span text:style-name="T3">Karl bound one end round his waist and tied the other end firmly to a solitary tree growing nearby.</text:span><text:span text:style-name="T1"> </text:span><text:span text:style-name="T3">He stood above the dark abyss.</text:span><text:span text:style-name="T1"> </text:span><text:span text:style-name="T3">The few remaining stars twinkled at him encouragingly.</text:span><text:span text:style-name="T1"> </text:span><text:span text:style-name="T3">With a violent movement, he thrust a hand into the abyss... and snatched it back just as rapidly.</text:span><text:span text:style-name="T1"> </text:span><text:span text:style-name="T3">He hadn’t felt a thing, no temperature difference at all.</text:span><text:span text:style-name="T1"> </text:span><text:span text:style-name="T3">Still, he was hesitant.</text:span><text:span text:style-name="T1"> </text:span><text:span text:style-name="T3">He realised that the world was ending, so it would be worth absorbing, in one last, despairing gulp, the unfathomable knowledge that his mind, for which time was most probably running out, thirsted for.</text:span><text:span text:style-name="T1"> </text:span><text:span text:style-name="T3">He also knew that, in truth, the world had ended for him much, much earlier... when he’d lost Judith.</text:span><text:span text:style-name="T1"> </text:span><text:span text:style-name="T3">At that thought, he felt a painful wrench in his chest. Without reflection, he leapt from the edge of Earth and into space...</text:span></text:p>
      <text:p text:style-name="P11"><text:span text:style-name="T1"><text:tab/>...</text:span><text:span text:style-name="T3">... but he didn’t fall downwards.</text:span><text:span text:style-name="T1"> </text:span><text:span text:style-name="T3">Even though the prevailing temperature around him was bearable and it was also possible to breathe, Karl was floating in a weightless condition.</text:span><text:span text:style-name="T1"> </text:span><text:span text:style-name="T3">‘Ah, right,’ he thought.</text:span><text:span text:style-name="T1"> </text:span><text:span text:style-name="T3">‘Another law of physics has vanished, too.</text:span><text:span text:style-name="T1"> </text:span><text:span text:style-name="T3">Bearing in mind the nature of what’s happened in recent weeks, I won’t be surprised if I bang my fucking head on the dome of the firmament.’</text:span><text:span text:style-name="T1"> </text:span><text:span text:style-name="T3">The woodcut in Flammarion’s book had popped into his mind.</text:span></text:p>
      <text:p text:style-name="P11"><text:span text:style-name="T1"><text:tab/></text:span><text:span text:style-name="T3">He turned round and looked at Earth receding behind him.</text:span><text:span text:style-name="T1"> </text:span><text:span text:style-name="T3">He had to admit that, despite the appalling context, the view was incredible.</text:span><text:span text:style-name="T1"> </text:span><text:span text:style-name="T3">There it was, spreading out from left to right in the midst of the pitch-black void... the world. No matter that it was almost deserted; it was still visibly illuminated and covered with vegetation; from this distance, it was possible to make out the sparse scattering of buildings and the people who’d survived meandering between them without having even the foggiest idea about the extraordinary phenomenon that lay no more than a stone’s throw away.</text:span><text:span text:style-name="T1"> </text:span><text:span text:style-name="T3">To simplify to a monstrous degree... it looked rather like a panoramic photo of a landscape mounted in the centre of a huge sheet of black cardboard.</text:span></text:p>
      <text:p text:style-name="P11"><text:soft-page-break/><text:span text:style-name="T1"><text:tab/></text:span><text:span text:style-name="T3">Then, suddenly, Karl noticed that more sections of land were beginning to recede and vanish... and, as a result, the tree he’d fastened the rope to had also disappeared and the rope was now drifting slowly through space.</text:span><text:span text:style-name="T1"> </text:span><text:span text:style-name="T3">An animal terror swept through him. He thrust desperately with all his limbs, as if he thought that he could ‘swim’ back to Earth, and instinctively started hauling himself along the rope, still ludicrously expecting that, by some miracle, this would bring him back to the edge of the world.</text:span></text:p>
      <text:p text:style-name="P11"><text:span text:style-name="T1"><text:tab/></text:span><text:span text:style-name="T3">Fear settled in his mind. He knew that, since he was neither suffocating nor freezing, what awaited him now were long days of dying in the midst of nothingness.</text:span></text:p>
      <text:p text:style-name="P11"><text:span text:style-name="T1"><text:tab/></text:span><text:span text:style-name="T3">Karl drifted away [1into the boundless darkness and boundless despair].</text:span></text:p>
      <text:p text:style-name="P12"/>
      <text:p text:style-name="P12"/>
      <text:p text:style-name="P13">J</text:p>
      <text:p text:style-name="P11"><text:span text:style-name="T1"><text:tab/></text:span><text:span text:style-name="T3">On the way to the municipal offices, Karl was struck with terror when he noticed that, here and there, the ground had opened up into sprawling holes that gaped onto a black void.</text:span><text:span text:style-name="T1"> </text:span><text:span text:style-name="T3">He presumed that, at the very least, certain laws of physics weren’t functioning in those sable regions, since objects large and small were floating there... sticks and stones, but also paving stones, street lights and other elements of the town’s infrastructure.</text:span><text:span text:style-name="T1"> </text:span><text:span text:style-name="T3">There were birds or insects above some of the holes, desperately flapping their wings in an ineffective attempt to get away and take flight.</text:span><text:span text:style-name="T1"> </text:span><text:span text:style-name="T3">It looked as if a state of weightlessness held sway both inside the holes and above them.</text:span></text:p>
      <text:p text:style-name="P11"><text:span text:style-name="T1"><text:tab/></text:span><text:span text:style-name="T3">Karl carefully avoided these anomalies and slowly headed towards his destination.</text:span><text:span text:style-name="T1"> </text:span><text:span text:style-name="T3">He had no taste for contact with the authorities and their representatives. His spirit was more that of an anarchist.</text:span><text:span text:style-name="T1"> </text:span><text:span text:style-name="T3">In his view, the state as an institution had the nature of an organised crime outfit; it extorted money from people and, in return, offered them services in name only... like the illusion of protection, for instance, this primarily being protection from the state itself, which, just like organised crime, harasses and persecutes those who don’t want to pay. </text:span></text:p>
      <text:p text:style-name="P11"><text:span text:style-name="T1"><text:tab/></text:span><text:span text:style-name="T3">The municipal office building was still there, although the structure hadn’t remained untouched.</text:span><text:span text:style-name="T1"> </text:span><text:span text:style-name="T3">The main entrance lay to the left, but one of the great, black holes had opened up in the earth to the right and so the entire section of the building that had stood on that spot had vanished.</text:span><text:span text:style-name="T1"> </text:span><text:span text:style-name="T3">The impression this gave was as if a ravenous giant had bitten out a chunk of it... the structure of the interior walls, the floors and various rooms was visible from afar. Even the handful of remaining employees could be seen, wandering around the rooms without the slightest awareness of the singularity of their situation. </text:span></text:p>
      <text:p text:style-name="P11"><text:span text:style-name="T1"><text:tab/></text:span><text:span text:style-name="T3">Once Karl went into the building, it turned out that there were even more black holes inside. These were smaller and the clerks making their way hither and thither walked round them with a display of uncommon indifference, to say nothing of agility.</text:span><text:span text:style-name="T1"> </text:span><text:span text:style-name="T3">Karl was delighted to note the fact that the head of the Population Records and Identity Papers Department still existed.</text:span><text:span text:style-name="T1"> </text:span><text:span text:style-name="T3">He was a middle-aged man, rather unkempt and more disadvantaged than blessed by Nature when his genes were drawn from the pool.</text:span></text:p>
      <text:p text:style-name="P11"><text:span text:style-name="T1"><text:tab/></text:span><text:span text:style-name="T3">“... that is correct,” he said.</text:span><text:span text:style-name="T1"> </text:span><text:span text:style-name="T3">“We hold the records of every birth and death.</text:span><text:span text:style-name="T1"> </text:span><text:span text:style-name="T3">At present, our metropolis has fifty-four residents.”</text:span></text:p>
      <text:p text:style-name="P11"><text:span text:style-name="T1"><text:tab/></text:span><text:span text:style-name="T3">“Fifty-... four?”</text:span><text:span text:style-name="T1"> </text:span><text:span text:style-name="T3">Karl actually choked on the words.</text:span><text:span text:style-name="T1"> </text:span><text:span text:style-name="T3">“Don’t you have the impression that’s really rather a small population for a... metropolis?”</text:span></text:p>
      <text:p text:style-name="P11"><text:span text:style-name="T1"><text:tab/></text:span><text:span text:style-name="T3">“I don’t quite follow your meaning.</text:span><text:span text:style-name="T1"> </text:span><text:span text:style-name="T3">I don’t see anything in the data that departs from the norm.”</text:span></text:p>
      <text:p text:style-name="P11"><text:span text:style-name="T1"><text:tab/></text:span><text:span text:style-name="T3">“You public servants never notice anything that’d be inconvenient for you,” Karl muttered to himself. However, it seemed he hadn’t spoken as quietly as he thought, because the head of department looked at him askance.</text:span></text:p>
      <text:p text:style-name="P11"><text:span text:style-name="T1"><text:tab/></text:span><text:span text:style-name="T3">“You’ve no great liking for us, eh?” he asked.</text:span><text:span text:style-name="T1"> </text:span><text:span text:style-name="T3">“Maybe you’ve got something to hide from the authorities...?”</text:span></text:p>
      <text:p text:style-name="P11"><text:span text:style-name="T1"><text:tab/></text:span><text:span text:style-name="T3">“Ah, you see! Suspicion raises its head after an exchange of just a few sentences.</text:span><text:span text:style-name="T1"> </text:span><text:span text:style-name="T3">No, I don’t like you.</text:span><text:span text:style-name="T1"> </text:span><text:span text:style-name="T3">And I’ll tell you one thing. Just imagine this; one person shoots another with a firearm and the person who’s been shot simply dies.</text:span><text:span text:style-name="T1"> </text:span><text:span text:style-name="T3">And now imagine that one person grabs a big, thick, heavy stick and beats another person up with it, battering that person’s head, their torso, their legs, their genitals, beating them mercilessly, on and on. And, as a result of that unimaginable, interminable torture, the person who’s being beaten finally dies.</text:span><text:span text:style-name="T1"> </text:span><text:span text:style-name="T3">And now, would you kindly explain just how </text:span><text:soft-page-break/><text:span text:style-name="T3">inhuman, how downright diabolical the legislation must be when assault and battery resulting in a death is treated more leniently than a murder committed on the spot?! This is not the law – it's the codified lawlessness!”</text:span><text:span text:style-name="T1"> </text:span><text:span text:style-name="T3">Karl was genuinely shaking.</text:span><text:span text:style-name="T1"> </text:span><text:span text:style-name="T3">He had the impression that he couldn’t count on help from anywhere now.</text:span></text:p>
      <text:p text:style-name="P11"><text:span text:style-name="T1"><text:tab/></text:span><text:span text:style-name="T3">“But anarchy inevitably leads to tyranny in the end,” the philosophical official said. Then he added, “And after what you’ve just been yelling here, I’m seriously considering whether or not I should report you to the police.</text:span><text:span text:style-name="T1"> </text:span><text:span text:style-name="T3">You might represent a danger. The fact that you’re in a very poor mental state is clear to the naked eye.”</text:span></text:p>
      <text:p text:style-name="P11"><text:span text:style-name="T1"><text:tab/></text:span><text:span text:style-name="T3">“Go on then, report me!” Karl snarled and marched out of the building.</text:span><text:span text:style-name="T1"> </text:span><text:span text:style-name="T3">He stood in the midst of the wasteland outside for a moment and wondered what else he could do.</text:span><text:span text:style-name="T1"> </text:span><text:span text:style-name="T3">Professor Benedikt, the last of the scientists Karl had consulted about his books, was an eccentric old man, to be sure... providing the venerable scholar still existed, that is..., but it looked as if [Kall the other options had now been exhausted]. </text:span></text:p>
      <text:p text:style-name="P12"/>
      <text:p text:style-name="P12"/>
      <text:p text:style-name="P13">K</text:p>
      <text:p text:style-name="P11"><text:span text:style-name="T1"><text:tab/></text:span><text:span text:style-name="T3">It has to be admitted that Karl felt an overwhelming desire to go home and drink himself to death... or, at any rate, to try with all his might to do so.</text:span><text:span text:style-name="T1"> </text:span><text:span text:style-name="T3">However, it turned out that there was now no possibility of heading that way on account of an enormous black hole in reality.</text:span><text:span text:style-name="T1"> </text:span><text:span text:style-name="T3">The dark chasm was approximately the size of a sports stadium.</text:span><text:span text:style-name="T1"> </text:span><text:span text:style-name="T3">There were more and more of them opening up at random.</text:span><text:span text:style-name="T1"> </text:span><text:span text:style-name="T3">Willing or not, Karl set off to meet the professor.</text:span></text:p>
      <text:p text:style-name="P11"><text:span text:style-name="T1"><text:tab/></text:span><text:span text:style-name="T3">When he arrived, he saw that an entire group of buildings had so far survived in this part of the town... and that Professor Benedikt’s was one of them.</text:span><text:span text:style-name="T1"> </text:span><text:span text:style-name="T3">The scientist didn’t answer the door, so after repeatedly ringing the bell and knocking, Karl pressed down on the handle.</text:span><text:span text:style-name="T1"> </text:span><text:span text:style-name="T3">The door yielded with a dismal creak.</text:span><text:span text:style-name="T1"> </text:span></text:p>
      <text:p text:style-name="P10"><text:span text:style-name="T3">Inside, darkness reigned. The interior was cold.</text:span><text:span text:style-name="T1"> </text:span><text:span text:style-name="T3">The power station had undoubtedly vanished by now, while the Sun was evidently slowly coming to the end of its life.</text:span><text:span text:style-name="T1"> </text:span><text:span text:style-name="T3">The ancient scholar was sitting, motionless, in a rocking chair, a blanket covering him. He was staring at the television screen. The television was turned off.</text:span><text:span text:style-name="T1"> Karl went over to the old man and touched his shoulder.</text:span></text:p>
      <text:p text:style-name="P11"><text:span text:style-name="T1"><text:tab/></text:span><text:span text:style-name="T3">“Professor...?”</text:span></text:p>
      <text:p text:style-name="P11"><text:span text:style-name="T1"><text:tab/></text:span><text:span text:style-name="T3">The scientist twitched. It was clear that he hadn’t even noticed his visitor until now.</text:span><text:span text:style-name="T1"> </text:span><text:span text:style-name="T3">He seemed utterly distracted.</text:span></text:p>
      <text:p text:style-name="P11"><text:span text:style-name="T1"><text:tab/></text:span><text:span text:style-name="T3">“I’ve been wondering...” he said, still staring at the television screen, “...what that item of furniture could be for.</text:span><text:span text:style-name="T1"> </text:span><text:span text:style-name="T3">I have the feeling that its function is ornamental, but... I can’t call the details to mind...</text:span><text:span text:style-name="T1"> </text:span><text:span text:style-name="T3">Oh, well, old age is probably setting in.”</text:span></text:p>
      <text:p text:style-name="P11"><text:span text:style-name="T1"><text:tab/></text:span><text:span text:style-name="T3">Karl had to devote a good fifteen or so minutes to getting Benedikt to return to his senses. He did everything he possibly could to haul his mind back to reality.</text:span><text:span text:style-name="T1"> </text:span><text:span text:style-name="T3">As he was talking about the events of recent weeks, he constantly cast nervous glances through the window... he had the impression that the house was now standing on a small island amidst a sea of absolute blackness.</text:span></text:p>
      <text:p text:style-name="P11"><text:span text:style-name="T1"><text:tab/></text:span><text:span text:style-name="T3">“Do you know the theory of the infinite number of worlds?” asked the Professor, who had finally managed to concentrate.</text:span></text:p>
      <text:p text:style-name="P2"><text:span text:style-name="T1"><text:tab/></text:span><text:span text:style-name="T3">Karl shook his head wordlessly.</text:span></text:p>
      <text:p text:style-name="P2"><text:span text:style-name="T1"><text:tab/></text:span><text:span text:style-name="T3">“Y-e-e-e-s...” the old man muttered, half to himself.</text:span><text:span text:style-name="T1"> </text:span><text:span text:style-name="T3">“It was proposed, back in the day, by Hugh Everett III, in the context of the principles of quantum mechanics.</text:span><text:span text:style-name="T1"> </text:span><text:span text:style-name="T3">Reality is multiplicity.</text:span><text:span text:style-name="T1"> </text:span><text:span text:style-name="T3">Infinite multiplicity gives an infinite degree of complexity...</text:span><text:span text:style-name="T1"> </text:span><text:span text:style-name="T3">From what you’ve said... even one reality was put together in a way that was unimaginable to us, to say nothing of an infinity of them.</text:span><text:span text:style-name="T1"> </text:span><text:span text:style-name="T3">And what if they’re purely potential in nature?</text:span><text:span text:style-name="T1"> </text:span><text:span text:style-name="T3">Then there’d be only one point of the present and it would move obdurately forward in line with the passing of time.</text:span><text:span text:style-name="T1"> </text:span><text:span text:style-name="T3">Choices are made, decisions are taken and events... are established, described, confirmed, as it were, by the decisions we make...” </text:span></text:p>
      <text:p text:style-name="P2"><text:span text:style-name="T1"><text:tab/></text:span><text:span text:style-name="T3">“I don’t quite understand what that’s got to do with...” Karl began, but the venerable physicist interrupted him with an impatient gesture.</text:span></text:p>
      <text:p text:style-name="P2"><text:span text:style-name="T1"><text:tab/></text:span><text:span text:style-name="T3">“Consider... what would go on with all those potential realities which have never come into being because such-and-such decisions or other such such-and-such decisions haven’t been taken?</text:span><text:span text:style-name="T1"> </text:span><text:span text:style-name="T3">What happens to stations... if you’ll forgive an old man a paltry parable... which no ‘train of the present’ has ever passed through or will ever pass through in the future?”</text:span></text:p>
      <text:p text:style-name="P2"><text:soft-page-break/><text:span text:style-name="T1"><text:tab/></text:span><text:span text:style-name="T3">Karl was now starting to see where the conversation was going...</text:span><text:span text:style-name="T1"> </text:span><text:span text:style-name="T3">and he didn’t like it one bit.</text:span><text:span text:style-name="T1"> </text:span><text:span text:style-name="T3">Benedikt must have spotted this, because he continued in a far livelier manner and with a kind of morbid satisfaction.</text:span></text:p>
      <text:p text:style-name="P11"><text:span text:style-name="T1"><text:tab/></text:span><text:span text:style-name="T3">“If what’s happened is as you’ve described it, then it means that reality was a creation of well-nigh infinite complexity. It could be assumed that a system of such great complexity doesn’t vanish all at once.</text:span><text:span text:style-name="T1"> </text:span><text:span text:style-name="T3">Particularly when trillions of similar creations are vanishing right alongside.</text:span><text:span text:style-name="T1"> </text:span><text:span text:style-name="T3">I think that, in this case, decay and disappearance would require time. And that is, perhaps, what you can see... you’re observing, with a certain delay, the fact of the unbirth of our version of reality.</text:span></text:p>
      <text:p text:style-name="P11"><text:span text:style-name="T1"><text:tab/></text:span><text:span text:style-name="T3">“But...” Karl was barely able to choke out a single word,</text:span><text:span text:style-name="T1"> </text:span><text:span text:style-name="T3">“...in that case, why is it only me who can see the degradation of the universe?”</text:span></text:p>
      <text:p text:style-name="P11"><text:span text:style-name="T1"><text:tab/></text:span><text:span text:style-name="T3">“Who knows...?”</text:span><text:span text:style-name="T1"> </text:span><text:span text:style-name="T3">The old man thought for a moment.</text:span><text:span text:style-name="T1"> </text:span><text:span text:style-name="T3">“It might have happened in that way because it was one of your decisions that led to the present heading along a different track from the one we’re on.”</text:span></text:p>
      <text:p text:style-name="P11"><text:span text:style-name="T1"><text:tab/></text:span><text:span text:style-name="T3">Aghast, Karl thought back to the day when it had all begun. To the day when he’d decided to give his relationship with Judith another chance.</text:span><text:span text:style-name="T1"> </text:span><text:span text:style-name="T3">Now he could see what That Other Karl had decided. He’d walked out.</text:span> <text:span text:style-name="T3">He’d left her.</text:span></text:p>
      <text:p text:style-name="P11"><text:tab/><text:span text:style-name="T3">He suddenly felt an extraordinary sense of peace.</text:span><text:span text:style-name="T1"> </text:span><text:span text:style-name="T3">He was finally done with fighting, with running around in circles.</text:span><text:span text:style-name="T1"> </text:span><text:span text:style-name="T3">He had long since realised that his world had no </text:span><text:span text:style-name="T4">raison d’être </text:span><text:span text:style-name="T3">without Judith.</text:span><text:span text:style-name="T1"> </text:span><text:span text:style-name="T3">He knew that, even though The Other’s world existed, without her, it would be as empty and dark as the emptiness and darkness that would soon fall here.</text:span><text:span text:style-name="T1"> </text:span><text:span text:style-name="T3">‘It could be said that, in a way, accounts have been settled,’ he thought, without a shadow of emotion.</text:span><text:span text:style-name="T1"> </text:span><text:span text:style-name="T3">Well, who knows, perhaps emotions had ceased to exist, too?</text:span><text:span text:style-name="T1"> </text:span></text:p>
      <text:p text:style-name="P11"><text:span text:style-name="T9"><text:tab/></text:span><text:span text:style-name="T3">In the meantime, Benedikt was continuing his cogitations.</text:span></text:p>
      <text:p text:style-name="P11"><text:span text:style-name="T1"><text:tab/></text:span><text:span text:style-name="T3">“It’s not inconceivable that we’re living in a mirror image as the light is dying. In what might have been... yet didn’t happen. </text:span><text:span text:style-name="T6">In</text:span><text:span text:style-name="T3"> borrowed time. Perhaps, indeed, the time has come to pay back the loan.</text:span><text:span text:style-name="T1"> </text:span><text:span text:style-name="T3">We think that we </text:span><text:span text:style-name="T6">are</text:span><text:span text:style-name="T3">, yet, in truth, we’re merely after-images, the effect of the universe’s inertia.</text:span><text:span text:style-name="T1"> </text:span><text:span text:style-name="T3">If that’s the case, then we won’t even know when our universe ceases to exist...</text:span><text:span text:style-name="T1"> </text:span><text:span text:style-name="T3">And that could happen at any momen</text:span><text:bookmark text:name="_GoBack"/></text:p>
      <text:p text:style-name="P1"><text:span text:style-name="T10"><text:s/></text:span><text:span text:style-name="T11"><text:s text:c="2"/></text:span><text:span text:style-name="T10"><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pl" fo:country="PL" style:font-name-asian="Times New Roman" style:font-size-asian="11pt" style:font-name-complex="Calibri" style:font-size-complex="11pt" style:language-complex="ar" style:country-complex="SA"/>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pl" fo:country="PL" style:letter-kerning="true" style:font-name-asian="SimSun1" style:font-size-asian="12pt" style:language-asian="zh" style:country-asian="CN" style:font-name-complex="Calibri"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top="0cm" fo:margin-bottom="0.212cm"/>
    </style:style>
    <style:style style:name="Comment_20_Text" style:display-name="Comment Text" style:family="paragraph" style:parent-style-name="Standard">
      <style:text-properties fo:font-size="10pt" style:font-size-asian="10pt" style:font-size-complex="10pt"/>
    </style:style>
    <style:style style:name="Temat_20_komentarza" style:display-name="Temat komentarza" style:family="paragraph" style:parent-style-name="Comment_20_Text" style:next-style-name="Comment_20_Text">
      <style:text-properties fo:font-weight="bold" style:font-weight-asian="bold" style:font-weight-complex="bold"/>
    </style:style>
    <style:style style:name="Tekst_20_dymka" style:display-name="Tekst dymka" style:family="paragraph" style:parent-style-name="Standard">
      <style:text-properties fo:color="#0000ff" fo:font-size="10pt" style:font-size-asian="10pt" style:font-name-complex="Tahoma" style:font-size-complex="8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WW8Num1z0" style:family="text">
      <style:text-properties fo:font-size="11pt" style:font-size-asian="11pt" style:font-size-complex="11pt"/>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alibri" fo:font-size="11pt" style:font-size-asian="11pt" style:font-name-complex="Times New Roman" style:font-size-complex="11pt"/>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000ff" style:text-underline-style="solid" style:text-underline-width="auto" style:text-underline-color="font-color"/>
    </style:style>
    <style:style style:name="Nagłówek_20_Znak" style:display-name="Nagłówek Znak" style:family="text">
      <style:text-properties fo:font-size="11pt" style:font-name-asian="Times New Roman" style:font-size-asian="11pt" style:font-name-complex="Calibri" style:font-size-complex="11pt"/>
    </style:style>
    <style:style style:name="Stopka_20_Znak" style:display-name="Stopka Znak" style:family="text">
      <style:text-properties fo:font-size="11pt" style:font-name-asian="Times New Roman" style:font-size-asian="11pt" style:font-name-complex="Calibri" style:font-size-complex="11pt"/>
    </style:style>
    <style:style style:name="gt-baf-word-clickable"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838cm" fo:text-indent="-0.635cm" fo:margin-left="0.838cm"/>
        </style:list-level-properties>
      </text:list-level-style-number>
      <text:list-level-style-bullet text:level="2" text:style-name="WW8Num1z1" style:num-suffix="." text:bullet-char="o">
        <style:list-level-properties text:list-level-position-and-space-mode="label-alignment">
          <style:list-level-label-alignment text:label-followed-by="listtab" text:list-tab-stop-position="2.743cm" fo:text-indent="-0.635cm" fo:margin-left="2.743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4.013cm" fo:text-indent="-0.635cm" fo:margin-left="4.013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283cm" fo:text-indent="-0.635cm" fo:margin-left="5.28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553cm" fo:text-indent="-0.635cm" fo:margin-left="6.553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823cm" fo:text-indent="-0.635cm" fo:margin-left="7.82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093cm" fo:text-indent="-0.635cm" fo:margin-left="9.09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363cm" fo:text-indent="-0.635cm" fo:margin-left="10.363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633cm" fo:text-indent="-0.635cm" fo:margin-left="11.6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03cm" fo:text-indent="-0.3cm" fo:margin-left="0.503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text:list-tab-stop-position="2.743cm" fo:text-indent="-0.635cm" fo:margin-left="2.743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4.013cm" fo:text-indent="-0.635cm" fo:margin-left="4.01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283cm" fo:text-indent="-0.635cm" fo:margin-left="5.28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553cm" fo:text-indent="-0.635cm" fo:margin-left="6.553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823cm" fo:text-indent="-0.635cm" fo:margin-left="7.82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093cm" fo:text-indent="-0.635cm" fo:margin-left="9.09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363cm" fo:text-indent="-0.635cm" fo:margin-left="10.363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633cm" fo:text-indent="-0.635cm" fo:margin-left="11.6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7-09-19T09:36:00</meta:creation-date>
    <dc:date>2018-03-06T22:58:54.25</dc:date>
    <meta:editing-cycles>41</meta:editing-cycles>
    <meta:editing-duration>PT1H24M55S</meta:editing-duration>
    <meta:generator>OpenOffice.org/3.3$Win32 OpenOffice.org_project/330m20$Build-9567</meta:generator>
    <meta:document-statistic meta:table-count="0" meta:image-count="0" meta:object-count="0" meta:page-count="21" meta:paragraph-count="337" meta:word-count="15413" meta:character-count="87455"/>
    <meta:user-defined meta:name="WfColors">1</meta:user-defined>
  </office:meta>
</office:document-meta>
</file>